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8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98.79pt"/>
    </style:style>
    <style:style style:name="co7" style:family="table-column">
      <style:table-column-properties fo:break-before="auto" style:column-width="79.51pt"/>
    </style:style>
    <style:style style:name="co8" style:family="table-column">
      <style:table-column-properties fo:break-before="auto" style:column-width="104.2pt"/>
    </style:style>
    <style:style style:name="co9" style:family="table-column">
      <style:table-column-properties fo:break-before="auto" style:column-width="82.5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110.35pt"/>
    </style:style>
    <style:style style:name="co12" style:family="table-column">
      <style:table-column-properties fo:break-before="auto" style:column-width="90.31pt"/>
    </style:style>
    <style:style style:name="co13" style:family="table-column">
      <style:table-column-properties fo:break-before="auto" style:column-width="114.24pt"/>
    </style:style>
    <style:style style:name="co14" style:family="table-column">
      <style:table-column-properties fo:break-before="auto" style:column-width="108.79pt"/>
    </style:style>
    <style:style style:name="co15" style:family="table-column">
      <style:table-column-properties fo:break-before="auto" style:column-width="76.99pt"/>
    </style:style>
    <style:style style:name="co16" style:family="table-column">
      <style:table-column-properties fo:break-before="auto" style:column-width="113.44pt"/>
    </style:style>
    <style:style style:name="co17" style:family="table-column">
      <style:table-column-properties fo:break-before="auto" style:column-width="127.36pt"/>
    </style:style>
    <style:style style:name="co18" style:family="table-column">
      <style:table-column-properties fo:break-before="auto" style:column-width="83.34pt"/>
    </style:style>
    <style:style style:name="co19" style:family="table-column">
      <style:table-column-properties fo:break-before="auto" style:column-width="94.96pt"/>
    </style:style>
    <style:style style:name="co20" style:family="table-column">
      <style:table-column-properties fo:break-before="auto" style:column-width="96.46pt"/>
    </style:style>
    <style:style style:name="co21" style:family="table-column">
      <style:table-column-properties fo:break-before="auto" style:column-width="50pt"/>
    </style:style>
    <style:style style:name="co22" style:family="table-column">
      <style:table-column-properties fo:break-before="auto" style:column-width="72.26pt"/>
    </style:style>
    <style:style style:name="co23" style:family="table-column">
      <style:table-column-properties fo:break-before="auto" style:column-width="69.85pt"/>
    </style:style>
    <style:style style:name="co24" style:family="table-column">
      <style:table-column-properties fo:break-before="auto" style:column-width="54.74pt"/>
    </style:style>
    <style:style style:name="co25" style:family="table-column">
      <style:table-column-properties fo:break-before="auto" style:column-width="84.9pt"/>
    </style:style>
    <style:style style:name="co26" style:family="table-column">
      <style:table-column-properties fo:break-before="auto" style:column-width="77.16pt"/>
    </style:style>
    <style:style style:name="co27" style:family="table-column">
      <style:table-column-properties fo:break-before="auto" style:column-width="73.3pt"/>
    </style:style>
    <style:style style:name="co28" style:family="table-column">
      <style:table-column-properties fo:break-before="auto" style:column-width="71.01pt"/>
    </style:style>
    <style:style style:name="co29" style:family="table-column">
      <style:table-column-properties fo:break-before="auto" style:column-width="81.04pt"/>
    </style:style>
    <style:style style:name="co30" style:family="table-column">
      <style:table-column-properties fo:break-before="auto" style:column-width="84.1pt"/>
    </style:style>
    <style:style style:name="co31" style:family="table-column">
      <style:table-column-properties fo:break-before="auto" style:column-width="50.8pt"/>
    </style:style>
    <style:style style:name="ro1" style:family="table-row">
      <style:table-row-properties style:row-height="22.34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rotation-align="none"/>
    </style:style>
    <style:style style:name="ce2" style:family="table-cell" style:parent-style-name="Default" style:data-style-name="N2">
      <style:table-cell-properties fo:border-bottom="1.76pt double-thin #000000" style:border-line-width-bottom="0.51pt 0.74pt 0.51pt" fo:background-color="#63252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Hoja1.B1"/>
    </style:style>
    <style:style style:name="ce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rotation-align="none"/>
    </style:style>
    <style:style style:name="ce6" style:family="table-cell" style:parent-style-name="Default" style:data-style-name="N2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order-bottom="0.74pt solid #000000" fo:background-color="#f2dcd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2dcd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6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7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8" style:family="table-cell" style:parent-style-name="Default" style:data-style-name="N1">
      <style:table-cell-properties fo:border-bottom="0.74pt solid #000000" fo:background-color="#f2dcd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">
      <style:table-cell-properties fo:background-color="#8064a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5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1" table:default-cell-style-name="ce5"/>
        <table:table-column table:style-name="co23" table:default-cell-style-name="ce5"/>
        <table:table-column table:style-name="co21" table:number-columns-repeated="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21" table:number-columns-repeated="989" table:default-cell-style-name="ce5"/>
        <table:table-row table:style-name="ro1">
          <table:table-cell office:value-type="string" calcext:value-type="string">
            <text:p>Muestra</text:p>
          </table:table-cell>
          <table:table-cell table:style-name="ce2" office:value-type="string" calcext:value-type="string">
            <text:p>PRPF40A</text:p>
          </table:table-cell>
          <table:table-cell table:style-name="ce2" office:value-type="string" calcext:value-type="string">
            <text:p>MAGOH</text:p>
          </table:table-cell>
          <table:table-cell table:style-name="ce2" office:value-type="string" calcext:value-type="string">
            <text:p>NOVA1</text:p>
          </table:table-cell>
          <table:table-cell table:style-name="ce2" office:value-type="string" calcext:value-type="string">
            <text:p>SRRM4</text:p>
          </table:table-cell>
          <table:table-cell table:style-name="ce2" office:value-type="string" calcext:value-type="string">
            <text:p>PRPF8</text:p>
          </table:table-cell>
          <table:table-cell table:style-name="ce2" office:value-type="string" calcext:value-type="string">
            <text:p>SFPQ</text:p>
          </table:table-cell>
          <table:table-cell table:style-name="ce2" office:value-type="string" calcext:value-type="string">
            <text:p>RAVER1</text:p>
          </table:table-cell>
          <table:table-cell table:style-name="ce2" office:value-type="string" calcext:value-type="string">
            <text:p>RBM22</text:p>
          </table:table-cell>
          <table:table-cell table:style-name="ce2" office:value-type="string" calcext:value-type="string">
            <text:p>RBM3</text:p>
          </table:table-cell>
          <table:table-cell table:style-name="ce2" office:value-type="string" calcext:value-type="string">
            <text:p>KHDRSB1</text:p>
          </table:table-cell>
          <table:table-cell table:style-name="ce2" office:value-type="string" calcext:value-type="string">
            <text:p>SF3B1tv1</text:p>
          </table:table-cell>
          <table:table-cell table:style-name="ce2" office:value-type="string" calcext:value-type="string">
            <text:p>SF3B1</text:p>
          </table:table-cell>
          <table:table-cell table:style-name="ce2" office:value-type="string" calcext:value-type="string">
            <text:p>SRRM1</text:p>
          </table:table-cell>
          <table:table-cell table:style-name="ce2" office:value-type="string" calcext:value-type="string">
            <text:p>SRSF3</text:p>
          </table:table-cell>
          <table:table-cell table:style-name="ce2" office:value-type="string" calcext:value-type="string">
            <text:p>SRSF6</text:p>
          </table:table-cell>
          <table:table-cell table:style-name="ce2" office:value-type="string" calcext:value-type="string">
            <text:p>RNU11</text:p>
          </table:table-cell>
          <table:table-cell table:style-name="ce2" office:value-type="string" calcext:value-type="string">
            <text:p>RNU12</text:p>
          </table:table-cell>
          <table:table-cell table:style-name="ce2" office:value-type="string" calcext:value-type="string">
            <text:p>U2AF2</text:p>
          </table:table-cell>
          <table:table-cell table:style-name="ce2" office:value-type="string" calcext:value-type="string">
            <text:p>U4ATAC</text:p>
          </table:table-cell>
          <table:table-cell table:style-name="ce2" office:value-type="string" calcext:value-type="string">
            <text:p>snRNP200</text:p>
          </table:table-cell>
          <table:table-cell table:style-name="ce8" office:value-type="string" calcext:value-type="string">
            <text:p>BMI</text:p>
          </table:table-cell>
          <table:table-cell table:style-name="ce8" office:value-type="string" calcext:value-type="string">
            <text:p>Hbpressure</text:p>
          </table:table-cell>
          <table:table-cell table:style-name="ce8" office:value-type="string" calcext:value-type="string">
            <text:p>Diabetes</text:p>
          </table:table-cell>
          <table:table-cell table:style-name="ce8" office:value-type="string" calcext:value-type="string">
            <text:p>Dyslipidemia</text:p>
          </table:table-cell>
          <table:table-cell table:style-name="ce8" office:value-type="string" calcext:value-type="string">
            <text:p>Age</text:p>
          </table:table-cell>
          <table:table-cell table:style-name="ce15" office:value-type="string" calcext:value-type="string">
            <text:p>GleasonScore</text:p>
          </table:table-cell>
          <table:table-cell table:style-name="ce8" office:value-type="string" calcext:value-type="string">
            <text:p>PSA</text:p>
          </table:table-cell>
          <table:table-cell table:style-name="ce16" office:value-type="string" calcext:value-type="string">
            <text:p>ProstExt</text:p>
          </table:table-cell>
          <table:table-cell table:style-name="ce17" office:value-type="string" calcext:value-type="string">
            <text:p>PerineuralInv</text:p>
          </table:table-cell>
          <table:table-cell table:style-name="ce17" office:value-type="string" calcext:value-type="string">
            <text:p>PSAexp</text:p>
          </table:table-cell>
          <table:table-cell table:style-name="ce17" office:value-type="string" calcext:value-type="string">
            <text:p>PCA3exp</text:p>
          </table:table-cell>
          <table:table-cell table:style-name="ce15" office:value-type="string" calcext:value-type="string">
            <text:p>sst5TMD4exp</text:p>
          </table:table-cell>
          <table:table-cell table:style-name="ce15" office:value-type="string" calcext:value-type="string">
            <text:p>In1Ghrelinexp</text:p>
          </table:table-cell>
          <table:table-cell table:style-name="ce15" office:value-type="string" calcext:value-type="string">
            <text:p>Arexp</text:p>
          </table:table-cell>
          <table:table-cell table:number-columns-repeated="98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9860508" calcext:value-type="float">
            <text:p>9860508.00</text:p>
          </table:table-cell>
          <table:table-cell table:style-name="ce3" office:value-type="float" office:value="243074" calcext:value-type="float">
            <text:p>243074.00</text:p>
          </table:table-cell>
          <table:table-cell table:style-name="ce3" office:value-type="float" office:value="4611756" calcext:value-type="float">
            <text:p>4611756.00</text:p>
          </table:table-cell>
          <table:table-cell table:style-name="ce3" office:value-type="float" office:value="6739" calcext:value-type="float">
            <text:p>6739.00</text:p>
          </table:table-cell>
          <table:table-cell table:style-name="ce3" office:value-type="float" office:value="39532980" calcext:value-type="float">
            <text:p>39532980.00</text:p>
          </table:table-cell>
          <table:table-cell table:style-name="ce3" office:value-type="float" office:value="4070" calcext:value-type="float">
            <text:p>4070.00</text:p>
          </table:table-cell>
          <table:table-cell table:style-name="ce3" office:value-type="float" office:value="2544802" calcext:value-type="float">
            <text:p>2544802.00</text:p>
          </table:table-cell>
          <table:table-cell table:style-name="ce3" office:value-type="float" office:value="20367180" calcext:value-type="float">
            <text:p>20367180.00</text:p>
          </table:table-cell>
          <table:table-cell table:style-name="ce3" office:value-type="float" office:value="9860508" calcext:value-type="float">
            <text:p>9860508.00</text:p>
          </table:table-cell>
          <table:table-cell table:style-name="ce3" office:value-type="float" office:value="24206850" calcext:value-type="float">
            <text:p>24206850.00</text:p>
          </table:table-cell>
          <table:table-cell table:style-name="ce3" office:value-type="float" office:value="3242284" calcext:value-type="float">
            <text:p>3242284.00</text:p>
          </table:table-cell>
          <table:table-cell table:style-name="ce3" office:value-type="float" office:value="27986240" calcext:value-type="float">
            <text:p>27986240.00</text:p>
          </table:table-cell>
          <table:table-cell table:style-name="ce3" office:value-type="float" office:value="35851630" calcext:value-type="float">
            <text:p>35851630.00</text:p>
          </table:table-cell>
          <table:table-cell table:style-name="ce3" office:value-type="float" office:value="41298830" calcext:value-type="float">
            <text:p>41298830.00</text:p>
          </table:table-cell>
          <table:table-cell table:style-name="ce3" office:value-type="float" office:value="343068" calcext:value-type="float">
            <text:p>343068.00</text:p>
          </table:table-cell>
          <table:table-cell table:style-name="ce3" office:value-type="float" office:value="11800680" calcext:value-type="float">
            <text:p>11800680.00</text:p>
          </table:table-cell>
          <table:table-cell table:style-name="ce3"/>
          <table:table-cell table:style-name="ce3" office:value-type="float" office:value="2171869" calcext:value-type="float">
            <text:p>2171869.00</text:p>
          </table:table-cell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18876760" calcext:value-type="float">
            <text:p>18876760.00</text:p>
          </table:table-cell>
          <table:table-cell table:style-name="ce9" office:value-type="float" office:value="29.6" calcext:value-type="float">
            <text:p>29.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8" office:value-type="float" office:value="147132.320208935" calcext:value-type="float">
            <text:p>147132</text:p>
          </table:table-cell>
          <table:table-cell table:style-name="ce18" office:value-type="float" office:value="88768.0378731286" calcext:value-type="float">
            <text:p>88768</text:p>
          </table:table-cell>
          <table:table-cell table:style-name="ce18" office:value-type="float" office:value="14.1831460297904" calcext:value-type="float">
            <text:p>14</text:p>
          </table:table-cell>
          <table:table-cell table:style-name="ce18" office:value-type="float" office:value="115.647190704445" calcext:value-type="float">
            <text:p>116</text:p>
          </table:table-cell>
          <table:table-cell table:style-name="ce18" office:value-type="float" office:value="1851.99156812071" calcext:value-type="float">
            <text:p>1852</text:p>
          </table:table-cell>
          <table:table-cell table:number-columns-repeated="989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4" office:value-type="float" office:value="4138677" calcext:value-type="float">
            <text:p>4138677.00</text:p>
          </table:table-cell>
          <table:table-cell table:style-name="ce4" office:value-type="float" office:value="157659" calcext:value-type="float">
            <text:p>157659.00</text:p>
          </table:table-cell>
          <table:table-cell table:style-name="ce4" office:value-type="float" office:value="264693" calcext:value-type="float">
            <text:p>264693.00</text:p>
          </table:table-cell>
          <table:table-cell table:style-name="ce4" office:value-type="float" office:value="32408" calcext:value-type="float">
            <text:p>32408.00</text:p>
          </table:table-cell>
          <table:table-cell table:style-name="ce4" office:value-type="float" office:value="19450410" calcext:value-type="float">
            <text:p>19450410.00</text:p>
          </table:table-cell>
          <table:table-cell table:style-name="ce4" office:value-type="float" office:value="30454" calcext:value-type="float">
            <text:p>30454.00</text:p>
          </table:table-cell>
          <table:table-cell table:style-name="ce4" office:value-type="float" office:value="1880783" calcext:value-type="float">
            <text:p>1880783.00</text:p>
          </table:table-cell>
          <table:table-cell table:style-name="ce4" office:value-type="float" office:value="9815198" calcext:value-type="float">
            <text:p>9815198.00</text:p>
          </table:table-cell>
          <table:table-cell table:style-name="ce4" office:value-type="float" office:value="3998159" calcext:value-type="float">
            <text:p>3998159.00</text:p>
          </table:table-cell>
          <table:table-cell table:style-name="ce4" office:value-type="float" office:value="17902970" calcext:value-type="float">
            <text:p>17902970.00</text:p>
          </table:table-cell>
          <table:table-cell table:style-name="ce4" office:value-type="float" office:value="1201733" calcext:value-type="float">
            <text:p>1201733.00</text:p>
          </table:table-cell>
          <table:table-cell table:style-name="ce4" office:value-type="float" office:value="9680515" calcext:value-type="float">
            <text:p>9680515.00</text:p>
          </table:table-cell>
          <table:table-cell table:style-name="ce4" office:value-type="float" office:value="16514290" calcext:value-type="float">
            <text:p>16514290.00</text:p>
          </table:table-cell>
          <table:table-cell table:style-name="ce4" office:value-type="float" office:value="15162880" calcext:value-type="float">
            <text:p>15162880.00</text:p>
          </table:table-cell>
          <table:table-cell table:style-name="ce4" office:value-type="float" office:value="388828" calcext:value-type="float">
            <text:p>388828.00</text:p>
          </table:table-cell>
          <table:table-cell table:style-name="ce4" office:value-type="float" office:value="11746460" calcext:value-type="float">
            <text:p>11746460.00</text:p>
          </table:table-cell>
          <table:table-cell table:style-name="ce4" office:value-type="float" office:value="466" calcext:value-type="float">
            <text:p>466.00</text:p>
          </table:table-cell>
          <table:table-cell table:style-name="ce4" office:value-type="float" office:value="1709319" calcext:value-type="float">
            <text:p>1709319.00</text:p>
          </table:table-cell>
          <table:table-cell table:style-name="ce4" office:value-type="float" office:value="10" calcext:value-type="float">
            <text:p>10.00</text:p>
          </table:table-cell>
          <table:table-cell table:style-name="ce4" office:value-type="float" office:value="10020740" calcext:value-type="float">
            <text:p>10020740.00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9" office:value-type="float" office:value="309551.066028754" calcext:value-type="float">
            <text:p>309551</text:p>
          </table:table-cell>
          <table:table-cell table:style-name="ce19" office:value-type="float" office:value="228614.145526571" calcext:value-type="float">
            <text:p>228614</text:p>
          </table:table-cell>
          <table:table-cell table:style-name="ce19" office:value-type="float" office:value="171.536541604859" calcext:value-type="float">
            <text:p>172</text:p>
          </table:table-cell>
          <table:table-cell table:style-name="ce19" office:value-type="float" office:value="17.3110271344353" calcext:value-type="float">
            <text:p>17</text:p>
          </table:table-cell>
          <table:table-cell table:style-name="ce19" office:value-type="float" office:value="1573.72973949412" calcext:value-type="float">
            <text:p>1574</text:p>
          </table:table-cell>
          <table:table-cell table:number-columns-repeated="989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4" office:value-type="float" office:value="1647485" calcext:value-type="float">
            <text:p>1647485.00</text:p>
          </table:table-cell>
          <table:table-cell table:style-name="ce4" office:value-type="float" office:value="37902" calcext:value-type="float">
            <text:p>37902.00</text:p>
          </table:table-cell>
          <table:table-cell table:style-name="ce4" office:value-type="float" office:value="680430" calcext:value-type="float">
            <text:p>680430.00</text:p>
          </table:table-cell>
          <table:table-cell table:style-name="ce4" office:value-type="float" office:value="368" calcext:value-type="float">
            <text:p>368.00</text:p>
          </table:table-cell>
          <table:table-cell table:style-name="ce4" office:value-type="float" office:value="11719440" calcext:value-type="float">
            <text:p>11719440.00</text:p>
          </table:table-cell>
          <table:table-cell table:style-name="ce4" office:value-type="float" office:value="2310" calcext:value-type="float">
            <text:p>2310.00</text:p>
          </table:table-cell>
          <table:table-cell table:style-name="ce4" office:value-type="float" office:value="2077157" calcext:value-type="float">
            <text:p>2077157.00</text:p>
          </table:table-cell>
          <table:table-cell table:style-name="ce4" office:value-type="float" office:value="12557690" calcext:value-type="float">
            <text:p>12557690.00</text:p>
          </table:table-cell>
          <table:table-cell table:style-name="ce4" office:value-type="float" office:value="7689331" calcext:value-type="float">
            <text:p>7689331.00</text:p>
          </table:table-cell>
          <table:table-cell table:style-name="ce4" office:value-type="float" office:value="30405230" calcext:value-type="float">
            <text:p>30405230.00</text:p>
          </table:table-cell>
          <table:table-cell table:style-name="ce4" office:value-type="float" office:value="2055092" calcext:value-type="float">
            <text:p>2055092.00</text:p>
          </table:table-cell>
          <table:table-cell table:style-name="ce4" office:value-type="float" office:value="22905300" calcext:value-type="float">
            <text:p>22905300.00</text:p>
          </table:table-cell>
          <table:table-cell table:style-name="ce4" office:value-type="float" office:value="28695570" calcext:value-type="float">
            <text:p>28695570.00</text:p>
          </table:table-cell>
          <table:table-cell table:style-name="ce4" office:value-type="float" office:value="43302300" calcext:value-type="float">
            <text:p>43302300.00</text:p>
          </table:table-cell>
          <table:table-cell table:style-name="ce4" office:value-type="float" office:value="396549" calcext:value-type="float">
            <text:p>396549.00</text:p>
          </table:table-cell>
          <table:table-cell table:style-name="ce4" office:value-type="float" office:value="40922410" calcext:value-type="float">
            <text:p>40922410.00</text:p>
          </table:table-cell>
          <table:table-cell table:style-name="ce4" office:value-type="float" office:value="6203" calcext:value-type="float">
            <text:p>6203.00</text:p>
          </table:table-cell>
          <table:table-cell table:style-name="ce4" office:value-type="float" office:value="2040943" calcext:value-type="float">
            <text:p>2040943.00</text:p>
          </table:table-cell>
          <table:table-cell table:style-name="ce4" office:value-type="float" office:value="62" calcext:value-type="float">
            <text:p>62.00</text:p>
          </table:table-cell>
          <table:table-cell table:style-name="ce4" office:value-type="float" office:value="15664610" calcext:value-type="float">
            <text:p>15664610.00</text:p>
          </table:table-cell>
          <table:table-cell table:style-name="ce10" office:value-type="float" office:value="27.78" calcext:value-type="float">
            <text:p>27.78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9" office:value-type="float" office:value="2597324.47309191" calcext:value-type="float">
            <text:p>2597324</text:p>
          </table:table-cell>
          <table:table-cell table:style-name="ce19" office:value-type="float" office:value="1524438.6865922" calcext:value-type="float">
            <text:p>1524439</text:p>
          </table:table-cell>
          <table:table-cell table:style-name="ce19" office:value-type="float" office:value="128.882301410847" calcext:value-type="float">
            <text:p>129</text:p>
          </table:table-cell>
          <table:table-cell table:style-name="ce19" office:value-type="float" office:value="108.608680964197" calcext:value-type="float">
            <text:p>109</text:p>
          </table:table-cell>
          <table:table-cell table:style-name="ce19" office:value-type="float" office:value="4888.83875913505" calcext:value-type="float">
            <text:p>4889</text:p>
          </table:table-cell>
          <table:table-cell table:number-columns-repeated="989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4" office:value-type="float" office:value="5846238" calcext:value-type="float">
            <text:p>5846238.00</text:p>
          </table:table-cell>
          <table:table-cell table:style-name="ce4" office:value-type="float" office:value="159853" calcext:value-type="float">
            <text:p>159853.00</text:p>
          </table:table-cell>
          <table:table-cell table:style-name="ce4" office:value-type="float" office:value="1674257" calcext:value-type="float">
            <text:p>1674257.00</text:p>
          </table:table-cell>
          <table:table-cell table:style-name="ce4" office:value-type="float" office:value="24754" calcext:value-type="float">
            <text:p>24754.00</text:p>
          </table:table-cell>
          <table:table-cell table:style-name="ce4" office:value-type="float" office:value="21723680" calcext:value-type="float">
            <text:p>21723680.00</text:p>
          </table:table-cell>
          <table:table-cell table:style-name="ce4" office:value-type="float" office:value="2888" calcext:value-type="float">
            <text:p>2888.00</text:p>
          </table:table-cell>
          <table:table-cell table:style-name="ce4" office:value-type="float" office:value="1489840" calcext:value-type="float">
            <text:p>1489840.00</text:p>
          </table:table-cell>
          <table:table-cell table:style-name="ce4" office:value-type="float" office:value="11855150" calcext:value-type="float">
            <text:p>11855150.00</text:p>
          </table:table-cell>
          <table:table-cell table:style-name="ce4" office:value-type="float" office:value="10836860" calcext:value-type="float">
            <text:p>10836860.00</text:p>
          </table:table-cell>
          <table:table-cell table:style-name="ce4" office:value-type="float" office:value="31401440" calcext:value-type="float">
            <text:p>31401440.00</text:p>
          </table:table-cell>
          <table:table-cell table:style-name="ce4" office:value-type="float" office:value="1701464" calcext:value-type="float">
            <text:p>1701464.00</text:p>
          </table:table-cell>
          <table:table-cell table:style-name="ce4" office:value-type="float" office:value="17698020" calcext:value-type="float">
            <text:p>17698020.00</text:p>
          </table:table-cell>
          <table:table-cell table:style-name="ce4" office:value-type="float" office:value="22142640" calcext:value-type="float">
            <text:p>22142640.00</text:p>
          </table:table-cell>
          <table:table-cell table:style-name="ce4" office:value-type="float" office:value="39055120" calcext:value-type="float">
            <text:p>39055120.00</text:p>
          </table:table-cell>
          <table:table-cell table:style-name="ce4" office:value-type="float" office:value="276826" calcext:value-type="float">
            <text:p>276826.00</text:p>
          </table:table-cell>
          <table:table-cell table:style-name="ce4" office:value-type="float" office:value="39990790" calcext:value-type="float">
            <text:p>39990790.00</text:p>
          </table:table-cell>
          <table:table-cell table:style-name="ce4" office:value-type="float" office:value="174" calcext:value-type="float">
            <text:p>174.00</text:p>
          </table:table-cell>
          <table:table-cell table:style-name="ce4" office:value-type="float" office:value="1502510" calcext:value-type="float">
            <text:p>1502510.00</text:p>
          </table:table-cell>
          <table:table-cell table:style-name="ce4" office:value-type="float" office:value="49" calcext:value-type="float">
            <text:p>49.00</text:p>
          </table:table-cell>
          <table:table-cell table:style-name="ce4" office:value-type="float" office:value="16516640" calcext:value-type="float">
            <text:p>16516640.00</text:p>
          </table:table-cell>
          <table:table-cell table:style-name="ce10" office:value-type="float" office:value="26.95" calcext:value-type="float">
            <text:p>26.9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77456.4612823428" calcext:value-type="float">
            <text:p>77456</text:p>
          </table:table-cell>
          <table:table-cell table:style-name="ce19" office:value-type="float" office:value="1002.50518746326" calcext:value-type="float">
            <text:p>1003</text:p>
          </table:table-cell>
          <table:table-cell table:style-name="ce19" office:value-type="float" office:value="1205.43164073203" calcext:value-type="float">
            <text:p>1205</text:p>
          </table:table-cell>
          <table:table-cell table:style-name="ce19" office:value-type="float" office:value="166.545216626961" calcext:value-type="float">
            <text:p>167</text:p>
          </table:table-cell>
          <table:table-cell table:style-name="ce19" office:value-type="float" office:value="1160.96568483648" calcext:value-type="float">
            <text:p>1161</text:p>
          </table:table-cell>
          <table:table-cell table:number-columns-repeated="989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4" office:value-type="float" office:value="3998159" calcext:value-type="float">
            <text:p>3998159.00</text:p>
          </table:table-cell>
          <table:table-cell table:style-name="ce4" office:value-type="float" office:value="152306" calcext:value-type="float">
            <text:p>152306.00</text:p>
          </table:table-cell>
          <table:table-cell table:style-name="ce4" office:value-type="float" office:value="1287689" calcext:value-type="float">
            <text:p>1287689.00</text:p>
          </table:table-cell>
          <table:table-cell table:style-name="ce4" office:value-type="float" office:value="740" calcext:value-type="float">
            <text:p>740.00</text:p>
          </table:table-cell>
          <table:table-cell table:style-name="ce4" office:value-type="float" office:value="21874280" calcext:value-type="float">
            <text:p>21874280.00</text:p>
          </table:table-cell>
          <table:table-cell table:style-name="ce4" office:value-type="float" office:value="1341" calcext:value-type="float">
            <text:p>1341.00</text:p>
          </table:table-cell>
          <table:table-cell table:style-name="ce4" office:value-type="float" office:value="2326797" calcext:value-type="float">
            <text:p>2326797.00</text:p>
          </table:table-cell>
          <table:table-cell table:style-name="ce4" office:value-type="float" office:value="7689329" calcext:value-type="float">
            <text:p>7689329.00</text:p>
          </table:table-cell>
          <table:table-cell table:style-name="ce4" office:value-type="float" office:value="4333747" calcext:value-type="float">
            <text:p>4333747.00</text:p>
          </table:table-cell>
          <table:table-cell table:style-name="ce4" office:value-type="float" office:value="19812060" calcext:value-type="float">
            <text:p>19812060.00</text:p>
          </table:table-cell>
          <table:table-cell table:style-name="ce4" office:value-type="float" office:value="1814787" calcext:value-type="float">
            <text:p>1814787.00</text:p>
          </table:table-cell>
          <table:table-cell table:style-name="ce4" office:value-type="float" office:value="9266090" calcext:value-type="float">
            <text:p>9266090.00</text:p>
          </table:table-cell>
          <table:table-cell table:style-name="ce4" office:value-type="float" office:value="11370800" calcext:value-type="float">
            <text:p>11370800.00</text:p>
          </table:table-cell>
          <table:table-cell table:style-name="ce4" office:value-type="float" office:value="18199270" calcext:value-type="float">
            <text:p>18199270.00</text:p>
          </table:table-cell>
          <table:table-cell table:style-name="ce4" office:value-type="float" office:value="569995" calcext:value-type="float">
            <text:p>569995.00</text:p>
          </table:table-cell>
          <table:table-cell table:style-name="ce4" office:value-type="float" office:value="13928820" calcext:value-type="float">
            <text:p>13928820.00</text:p>
          </table:table-cell>
          <table:table-cell table:style-name="ce4" office:value-type="float" office:value="10" calcext:value-type="float">
            <text:p>10.00</text:p>
          </table:table-cell>
          <table:table-cell table:style-name="ce4" office:value-type="float" office:value="2112673" calcext:value-type="float">
            <text:p>2112673.00</text:p>
          </table:table-cell>
          <table:table-cell table:style-name="ce4" office:value-type="float" office:value="86" calcext:value-type="float">
            <text:p>86.00</text:p>
          </table:table-cell>
          <table:table-cell table:style-name="ce4" office:value-type="float" office:value="17136540" calcext:value-type="float">
            <text:p>17136540.00</text:p>
          </table:table-cell>
          <table:table-cell table:style-name="ce10" office:value-type="float" office:value="27.44" calcext:value-type="float">
            <text:p>27.4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3260094.41346547" calcext:value-type="float">
            <text:p>3260094</text:p>
          </table:table-cell>
          <table:table-cell table:style-name="ce19" office:value-type="float" office:value="15001.6763649892" calcext:value-type="float">
            <text:p>15002</text:p>
          </table:table-cell>
          <table:table-cell table:style-name="ce19" office:value-type="float" office:value="440.390120563129" calcext:value-type="float">
            <text:p>44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0798.8961735762" calcext:value-type="float">
            <text:p>30799</text:p>
          </table:table-cell>
          <table:table-cell table:number-columns-repeated="989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4" office:value-type="float" office:value="5186465" calcext:value-type="float">
            <text:p>5186465.00</text:p>
          </table:table-cell>
          <table:table-cell table:style-name="ce4" office:value-type="float" office:value="478374" calcext:value-type="float">
            <text:p>478374.00</text:p>
          </table:table-cell>
          <table:table-cell table:style-name="ce4" office:value-type="float" office:value="449537" calcext:value-type="float">
            <text:p>449537.00</text:p>
          </table:table-cell>
          <table:table-cell table:style-name="ce4" office:value-type="float" office:value="6376" calcext:value-type="float">
            <text:p>6376.00</text:p>
          </table:table-cell>
          <table:table-cell table:style-name="ce4" office:value-type="float" office:value="33492880" calcext:value-type="float">
            <text:p>33492880.00</text:p>
          </table:table-cell>
          <table:table-cell table:style-name="ce4" office:value-type="float" office:value="1601" calcext:value-type="float">
            <text:p>1601.00</text:p>
          </table:table-cell>
          <table:table-cell table:style-name="ce4" office:value-type="float" office:value="1199395" calcext:value-type="float">
            <text:p>1199395.00</text:p>
          </table:table-cell>
          <table:table-cell table:style-name="ce4" office:value-type="float" office:value="7093898" calcext:value-type="float">
            <text:p>7093898.00</text:p>
          </table:table-cell>
          <table:table-cell table:number-columns-repeated="2" table:style-name="ce4" office:value-type="float" office:value="11191920" calcext:value-type="float">
            <text:p>11191920.00</text:p>
          </table:table-cell>
          <table:table-cell table:style-name="ce4" office:value-type="float" office:value="1922331" calcext:value-type="float">
            <text:p>1922331.00</text:p>
          </table:table-cell>
          <table:table-cell table:style-name="ce4" office:value-type="float" office:value="12761760" calcext:value-type="float">
            <text:p>12761760.00</text:p>
          </table:table-cell>
          <table:table-cell table:style-name="ce4" office:value-type="float" office:value="9993757" calcext:value-type="float">
            <text:p>9993757.00</text:p>
          </table:table-cell>
          <table:table-cell table:style-name="ce4" office:value-type="float" office:value="21308940" calcext:value-type="float">
            <text:p>21308940.00</text:p>
          </table:table-cell>
          <table:table-cell table:style-name="ce4" office:value-type="float" office:value="531080" calcext:value-type="float">
            <text:p>531080.00</text:p>
          </table:table-cell>
          <table:table-cell table:style-name="ce4" office:value-type="float" office:value="16823740" calcext:value-type="float">
            <text:p>16823740.00</text:p>
          </table:table-cell>
          <table:table-cell table:style-name="ce4" office:value-type="float" office:value="550" calcext:value-type="float">
            <text:p>550.00</text:p>
          </table:table-cell>
          <table:table-cell table:style-name="ce4" office:value-type="float" office:value="862568" calcext:value-type="float">
            <text:p>862568.00</text:p>
          </table:table-cell>
          <table:table-cell table:style-name="ce4"/>
          <table:table-cell table:style-name="ce4" office:value-type="float" office:value="10372930" calcext:value-type="float">
            <text:p>10372930.00</text:p>
          </table:table-cell>
          <table:table-cell table:style-name="ce10" office:value-type="float" office:value="25.47" calcext:value-type="float">
            <text:p>25.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1427663.41336441" calcext:value-type="float">
            <text:p>1427663</text:p>
          </table:table-cell>
          <table:table-cell table:style-name="ce19" office:value-type="float" office:value="827457.10565677" calcext:value-type="float">
            <text:p>827457</text:p>
          </table:table-cell>
          <table:table-cell table:style-name="ce19" office:value-type="float" office:value="68.3097570601818" calcext:value-type="float">
            <text:p>68</text:p>
          </table:table-cell>
          <table:table-cell table:style-name="ce19" office:value-type="float" office:value="15.7637900908112" calcext:value-type="float">
            <text:p>16</text:p>
          </table:table-cell>
          <table:table-cell table:style-name="ce19" office:value-type="float" office:value="2942.57415028475" calcext:value-type="float">
            <text:p>2943</text:p>
          </table:table-cell>
          <table:table-cell table:number-columns-repeated="989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4" office:value-type="float" office:value="9997698" calcext:value-type="float">
            <text:p>9997698.00</text:p>
          </table:table-cell>
          <table:table-cell table:style-name="ce4"/>
          <table:table-cell table:style-name="ce4" office:value-type="float" office:value="1693647" calcext:value-type="float">
            <text:p>1693647.00</text:p>
          </table:table-cell>
          <table:table-cell table:style-name="ce4"/>
          <table:table-cell table:style-name="ce4" office:value-type="float" office:value="31041970" calcext:value-type="float">
            <text:p>31041970.00</text:p>
          </table:table-cell>
          <table:table-cell table:style-name="ce4" office:value-type="float" office:value="2764" calcext:value-type="float">
            <text:p>2764.00</text:p>
          </table:table-cell>
          <table:table-cell table:style-name="ce4" office:value-type="float" office:value="2257597" calcext:value-type="float">
            <text:p>2257597.00</text:p>
          </table:table-cell>
          <table:table-cell table:style-name="ce4" office:value-type="float" office:value="10113510" calcext:value-type="float">
            <text:p>10113510.00</text:p>
          </table:table-cell>
          <table:table-cell table:style-name="ce4" office:value-type="float" office:value="17335060" calcext:value-type="float">
            <text:p>17335060.00</text:p>
          </table:table-cell>
          <table:table-cell table:style-name="ce4" office:value-type="float" office:value="24487270" calcext:value-type="float">
            <text:p>24487270.00</text:p>
          </table:table-cell>
          <table:table-cell table:style-name="ce4" office:value-type="float" office:value="3371741" calcext:value-type="float">
            <text:p>3371741.00</text:p>
          </table:table-cell>
          <table:table-cell table:style-name="ce4" office:value-type="float" office:value="22383930" calcext:value-type="float">
            <text:p>22383930.00</text:p>
          </table:table-cell>
          <table:table-cell table:style-name="ce4" office:value-type="float" office:value="18598820" calcext:value-type="float">
            <text:p>18598820.00</text:p>
          </table:table-cell>
          <table:table-cell table:style-name="ce4" office:value-type="float" office:value="41890680" calcext:value-type="float">
            <text:p>41890680.00</text:p>
          </table:table-cell>
          <table:table-cell table:style-name="ce4" office:value-type="float" office:value="539311" calcext:value-type="float">
            <text:p>539311.00</text:p>
          </table:table-cell>
          <table:table-cell table:style-name="ce4" office:value-type="float" office:value="69021650" calcext:value-type="float">
            <text:p>69021650.00</text:p>
          </table:table-cell>
          <table:table-cell table:style-name="ce4" office:value-type="float" office:value="124" calcext:value-type="float">
            <text:p>124.00</text:p>
          </table:table-cell>
          <table:table-cell table:style-name="ce4" office:value-type="float" office:value="958958" calcext:value-type="float">
            <text:p>958958.00</text:p>
          </table:table-cell>
          <table:table-cell table:style-name="ce4"/>
          <table:table-cell table:style-name="ce4" office:value-type="float" office:value="17097190" calcext:value-type="float">
            <text:p>17097190.00</text:p>
          </table:table-cell>
          <table:table-cell table:style-name="ce10" office:value-type="float" office:value="34.19" calcext:value-type="float">
            <text:p>34.19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  <table:table-cell table:number-columns-repeated="989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4" office:value-type="float" office:value="6681628" calcext:value-type="float">
            <text:p>6681628.00</text:p>
          </table:table-cell>
          <table:table-cell table:style-name="ce4" office:value-type="float" office:value="497473" calcext:value-type="float">
            <text:p>497473.00</text:p>
          </table:table-cell>
          <table:table-cell table:style-name="ce4" office:value-type="float" office:value="732464" calcext:value-type="float">
            <text:p>732464.00</text:p>
          </table:table-cell>
          <table:table-cell table:style-name="ce4" office:value-type="float" office:value="1481" calcext:value-type="float">
            <text:p>1481.00</text:p>
          </table:table-cell>
          <table:table-cell table:style-name="ce4" office:value-type="float" office:value="20745860" calcext:value-type="float">
            <text:p>20745860.00</text:p>
          </table:table-cell>
          <table:table-cell table:style-name="ce4" office:value-type="float" office:value="1554" calcext:value-type="float">
            <text:p>1554.00</text:p>
          </table:table-cell>
          <table:table-cell table:style-name="ce4" office:value-type="float" office:value="1463939" calcext:value-type="float">
            <text:p>1463939.00</text:p>
          </table:table-cell>
          <table:table-cell table:style-name="ce4" office:value-type="float" office:value="6932405" calcext:value-type="float">
            <text:p>6932405.00</text:p>
          </table:table-cell>
          <table:table-cell table:style-name="ce4" office:value-type="float" office:value="9525718" calcext:value-type="float">
            <text:p>9525718.00</text:p>
          </table:table-cell>
          <table:table-cell table:style-name="ce4" office:value-type="float" office:value="14925100" calcext:value-type="float">
            <text:p>14925100.00</text:p>
          </table:table-cell>
          <table:table-cell table:style-name="ce4" office:value-type="float" office:value="534285" calcext:value-type="float">
            <text:p>534285.00</text:p>
          </table:table-cell>
          <table:table-cell table:style-name="ce4" office:value-type="float" office:value="8239321" calcext:value-type="float">
            <text:p>8239321.00</text:p>
          </table:table-cell>
          <table:table-cell table:style-name="ce4" office:value-type="float" office:value="10277180" calcext:value-type="float">
            <text:p>10277180.00</text:p>
          </table:table-cell>
          <table:table-cell table:style-name="ce4" office:value-type="float" office:value="13230150" calcext:value-type="float">
            <text:p>13230150.00</text:p>
          </table:table-cell>
          <table:table-cell table:style-name="ce4" office:value-type="float" office:value="1222659" calcext:value-type="float">
            <text:p>1222659.00</text:p>
          </table:table-cell>
          <table:table-cell table:style-name="ce4" office:value-type="float" office:value="5832791" calcext:value-type="float">
            <text:p>5832791.00</text:p>
          </table:table-cell>
          <table:table-cell table:style-name="ce4" office:value-type="float" office:value="224" calcext:value-type="float">
            <text:p>224.00</text:p>
          </table:table-cell>
          <table:table-cell table:style-name="ce4" office:value-type="float" office:value="1454843" calcext:value-type="float">
            <text:p>1454843.00</text:p>
          </table:table-cell>
          <table:table-cell table:style-name="ce4" office:value-type="float" office:value="29" calcext:value-type="float">
            <text:p>29.00</text:p>
          </table:table-cell>
          <table:table-cell table:style-name="ce4" office:value-type="float" office:value="14319090" calcext:value-type="float">
            <text:p>14319090.00</text:p>
          </table:table-cell>
          <table:table-cell table:style-name="ce10" office:value-type="float" office:value="27.28" calcext:value-type="float">
            <text:p>27.2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1" calcext:value-type="float">
            <text:p>6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9" office:value-type="float" office:value="1046742.63472117" calcext:value-type="float">
            <text:p>1046743</text:p>
          </table:table-cell>
          <table:table-cell table:style-name="ce19" office:value-type="float" office:value="19455.670370957" calcext:value-type="float">
            <text:p>19456</text:p>
          </table:table-cell>
          <table:table-cell table:style-name="ce19" office:value-type="float" office:value="106.336659922234" calcext:value-type="float">
            <text:p>106</text:p>
          </table:table-cell>
          <table:table-cell table:style-name="ce19" office:value-type="float" office:value="94.5214754864306" calcext:value-type="float">
            <text:p>95</text:p>
          </table:table-cell>
          <table:table-cell table:style-name="ce19" office:value-type="float" office:value="7321.47595538644" calcext:value-type="float">
            <text:p>7321</text:p>
          </table:table-cell>
          <table:table-cell table:number-columns-repeated="989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4" office:value-type="float" office:value="4363790" calcext:value-type="float">
            <text:p>4363790.00</text:p>
          </table:table-cell>
          <table:table-cell table:style-name="ce4" office:value-type="float" office:value="161704" calcext:value-type="float">
            <text:p>161704.00</text:p>
          </table:table-cell>
          <table:table-cell table:style-name="ce4" office:value-type="float" office:value="4675917" calcext:value-type="float">
            <text:p>4675917.00</text:p>
          </table:table-cell>
          <table:table-cell table:style-name="ce4"/>
          <table:table-cell table:style-name="ce4" office:value-type="float" office:value="23710320" calcext:value-type="float">
            <text:p>23710320.00</text:p>
          </table:table-cell>
          <table:table-cell table:style-name="ce4" office:value-type="float" office:value="12377" calcext:value-type="float">
            <text:p>12377.00</text:p>
          </table:table-cell>
          <table:table-cell table:style-name="ce4" office:value-type="float" office:value="857839" calcext:value-type="float">
            <text:p>857839.00</text:p>
          </table:table-cell>
          <table:table-cell table:style-name="ce4" office:value-type="float" office:value="5968668" calcext:value-type="float">
            <text:p>5968668.00</text:p>
          </table:table-cell>
          <table:table-cell table:style-name="ce4" office:value-type="float" office:value="9883239" calcext:value-type="float">
            <text:p>9883239.00</text:p>
          </table:table-cell>
          <table:table-cell table:style-name="ce4" office:value-type="float" office:value="15592620" calcext:value-type="float">
            <text:p>15592620.00</text:p>
          </table:table-cell>
          <table:table-cell table:style-name="ce4" office:value-type="float" office:value="862568" calcext:value-type="float">
            <text:p>862568.00</text:p>
          </table:table-cell>
          <table:table-cell table:style-name="ce4" office:value-type="float" office:value="18660660" calcext:value-type="float">
            <text:p>18660660.00</text:p>
          </table:table-cell>
          <table:table-cell table:style-name="ce4" office:value-type="float" office:value="23176300" calcext:value-type="float">
            <text:p>23176300.00</text:p>
          </table:table-cell>
          <table:table-cell table:style-name="ce4" office:value-type="float" office:value="16672120" calcext:value-type="float">
            <text:p>16672120.00</text:p>
          </table:table-cell>
          <table:table-cell table:style-name="ce4" office:value-type="float" office:value="416088" calcext:value-type="float">
            <text:p>416088.00</text:p>
          </table:table-cell>
          <table:table-cell table:style-name="ce4" office:value-type="float" office:value="34749930" calcext:value-type="float">
            <text:p>34749930.00</text:p>
          </table:table-cell>
          <table:table-cell table:style-name="ce4" office:value-type="float" office:value="2030" calcext:value-type="float">
            <text:p>2030.00</text:p>
          </table:table-cell>
          <table:table-cell table:style-name="ce4" office:value-type="float" office:value="997240" calcext:value-type="float">
            <text:p>997240.00</text:p>
          </table:table-cell>
          <table:table-cell table:style-name="ce4" office:value-type="float" office:value="11" calcext:value-type="float">
            <text:p>11.00</text:p>
          </table:table-cell>
          <table:table-cell table:style-name="ce4" office:value-type="float" office:value="15919160" calcext:value-type="float">
            <text:p>15919160.00</text:p>
          </table:table-cell>
          <table:table-cell table:style-name="ce10" office:value-type="float" office:value="28.2" calcext:value-type="float">
            <text:p>28.2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9" office:value-type="float" office:value="4270397.78022746" calcext:value-type="float">
            <text:p>4270398</text:p>
          </table:table-cell>
          <table:table-cell table:style-name="ce19" office:value-type="float" office:value="71503.8613085139" calcext:value-type="float">
            <text:p>71504</text:p>
          </table:table-cell>
          <table:table-cell table:style-name="ce19" office:value-type="float" office:value="187.182883006581" calcext:value-type="float">
            <text:p>187</text:p>
          </table:table-cell>
          <table:table-cell table:style-name="ce19" office:value-type="float" office:value="74.8731532026324" calcext:value-type="float">
            <text:p>75</text:p>
          </table:table-cell>
          <table:table-cell table:style-name="ce19" office:value-type="float" office:value="12196.8366567088" calcext:value-type="float">
            <text:p>12197</text:p>
          </table:table-cell>
          <table:table-cell table:number-columns-repeated="989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4" office:value-type="float" office:value="4784845" calcext:value-type="float">
            <text:p>4784845.00</text:p>
          </table:table-cell>
          <table:table-cell table:style-name="ce4" office:value-type="float" office:value="145116" calcext:value-type="float">
            <text:p>145116.00</text:p>
          </table:table-cell>
          <table:table-cell table:style-name="ce4" office:value-type="float" office:value="623418" calcext:value-type="float">
            <text:p>623418.00</text:p>
          </table:table-cell>
          <table:table-cell table:style-name="ce4" office:value-type="float" office:value="4524" calcext:value-type="float">
            <text:p>4524.00</text:p>
          </table:table-cell>
          <table:table-cell table:style-name="ce4" office:value-type="float" office:value="13674560" calcext:value-type="float">
            <text:p>13674560.00</text:p>
          </table:table-cell>
          <table:table-cell table:style-name="ce4" office:value-type="float" office:value="13201" calcext:value-type="float">
            <text:p>13201.00</text:p>
          </table:table-cell>
          <table:table-cell table:style-name="ce4" office:value-type="float" office:value="1129200" calcext:value-type="float">
            <text:p>1129200.00</text:p>
          </table:table-cell>
          <table:table-cell table:style-name="ce4" office:value-type="float" office:value="10136800" calcext:value-type="float">
            <text:p>10136800.00</text:p>
          </table:table-cell>
          <table:table-cell table:style-name="ce4" office:value-type="float" office:value="5368749" calcext:value-type="float">
            <text:p>5368749.00</text:p>
          </table:table-cell>
          <table:table-cell table:style-name="ce4" office:value-type="float" office:value="17985630" calcext:value-type="float">
            <text:p>17985630.00</text:p>
          </table:table-cell>
          <table:table-cell table:style-name="ce4" office:value-type="float" office:value="1624879" calcext:value-type="float">
            <text:p>1624879.00</text:p>
          </table:table-cell>
          <table:table-cell table:style-name="ce4" office:value-type="float" office:value="12471240" calcext:value-type="float">
            <text:p>12471240.00</text:p>
          </table:table-cell>
          <table:table-cell table:style-name="ce4" office:value-type="float" office:value="24958480" calcext:value-type="float">
            <text:p>24958480.00</text:p>
          </table:table-cell>
          <table:table-cell table:style-name="ce4" office:value-type="float" office:value="19153760" calcext:value-type="float">
            <text:p>19153760.00</text:p>
          </table:table-cell>
          <table:table-cell table:style-name="ce4" office:value-type="float" office:value="312760" calcext:value-type="float">
            <text:p>312760.00</text:p>
          </table:table-cell>
          <table:table-cell table:style-name="ce4" office:value-type="float" office:value="17136550" calcext:value-type="float">
            <text:p>17136550.00</text:p>
          </table:table-cell>
          <table:table-cell table:style-name="ce4" office:value-type="float" office:value="1134" calcext:value-type="float">
            <text:p>1134.00</text:p>
          </table:table-cell>
          <table:table-cell table:style-name="ce4" office:value-type="float" office:value="781249" calcext:value-type="float">
            <text:p>781249.00</text:p>
          </table:table-cell>
          <table:table-cell table:style-name="ce4" office:value-type="float" office:value="8" calcext:value-type="float">
            <text:p>8.00</text:p>
          </table:table-cell>
          <table:table-cell table:style-name="ce4" office:value-type="float" office:value="10277830" calcext:value-type="float">
            <text:p>10277830.00</text:p>
          </table:table-cell>
          <table:table-cell table:style-name="ce10" office:value-type="float" office:value="31.88" calcext:value-type="float">
            <text:p>31.8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16" calcext:value-type="float">
            <text:p>31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9" office:value-type="float" office:value="910751.136381937" calcext:value-type="float">
            <text:p>910751</text:p>
          </table:table-cell>
          <table:table-cell table:style-name="ce19" office:value-type="float" office:value="427007.426315416" calcext:value-type="float">
            <text:p>427007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33287.5337269763" calcext:value-type="float">
            <text:p>33288</text:p>
          </table:table-cell>
          <table:table-cell table:number-columns-repeated="989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4" office:value-type="float" office:value="9117954" calcext:value-type="float">
            <text:p>9117954.00</text:p>
          </table:table-cell>
          <table:table-cell table:style-name="ce4" office:value-type="float" office:value="347341" calcext:value-type="float">
            <text:p>347341.00</text:p>
          </table:table-cell>
          <table:table-cell table:style-name="ce4" office:value-type="float" office:value="4829140" calcext:value-type="float">
            <text:p>4829140.00</text:p>
          </table:table-cell>
          <table:table-cell table:style-name="ce4" office:value-type="float" office:value="147475" calcext:value-type="float">
            <text:p>147475.00</text:p>
          </table:table-cell>
          <table:table-cell table:style-name="ce4" office:value-type="float" office:value="19227810" calcext:value-type="float">
            <text:p>19227810.00</text:p>
          </table:table-cell>
          <table:table-cell table:style-name="ce4" office:value-type="float" office:value="8445" calcext:value-type="float">
            <text:p>8445.00</text:p>
          </table:table-cell>
          <table:table-cell table:style-name="ce4" office:value-type="float" office:value="666551" calcext:value-type="float">
            <text:p>666551.00</text:p>
          </table:table-cell>
          <table:table-cell table:style-name="ce4" office:value-type="float" office:value="4601149" calcext:value-type="float">
            <text:p>4601149.00</text:p>
          </table:table-cell>
          <table:table-cell table:style-name="ce4" office:value-type="float" office:value="7012690" calcext:value-type="float">
            <text:p>7012690.00</text:p>
          </table:table-cell>
          <table:table-cell table:style-name="ce4" office:value-type="float" office:value="16746440" calcext:value-type="float">
            <text:p>16746440.00</text:p>
          </table:table-cell>
          <table:table-cell table:style-name="ce4" office:value-type="float" office:value="1063660" calcext:value-type="float">
            <text:p>1063660.00</text:p>
          </table:table-cell>
          <table:table-cell table:style-name="ce4" office:value-type="float" office:value="7061304" calcext:value-type="float">
            <text:p>7061304.00</text:p>
          </table:table-cell>
          <table:table-cell table:style-name="ce4" office:value-type="float" office:value="11624270" calcext:value-type="float">
            <text:p>11624270.00</text:p>
          </table:table-cell>
          <table:table-cell table:style-name="ce4" office:value-type="float" office:value="17130920" calcext:value-type="float">
            <text:p>17130920.00</text:p>
          </table:table-cell>
          <table:table-cell table:style-name="ce4" office:value-type="float" office:value="223112" calcext:value-type="float">
            <text:p>223112.00</text:p>
          </table:table-cell>
          <table:table-cell table:style-name="ce4" office:value-type="float" office:value="8277360" calcext:value-type="float">
            <text:p>8277360.00</text:p>
          </table:table-cell>
          <table:table-cell table:style-name="ce4"/>
          <table:table-cell table:style-name="ce4" office:value-type="float" office:value="1272948" calcext:value-type="float">
            <text:p>1272948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17944260" calcext:value-type="float">
            <text:p>17944260.00</text:p>
          </table:table-cell>
          <table:table-cell table:style-name="ce10" office:value-type="float" office:value="23.71" calcext:value-type="float">
            <text:p>23.7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0" office:value-type="float" office:value="998360.048134401" calcext:value-type="float">
            <text:p>998360</text:p>
          </table:table-cell>
          <table:table-cell table:style-name="ce20" office:value-type="float" office:value="421662.447446562" calcext:value-type="float">
            <text:p>421662</text:p>
          </table:table-cell>
          <table:table-cell table:style-name="ce20" office:value-type="float" office:value="44.3102267143941" calcext:value-type="float">
            <text:p>44</text:p>
          </table:table-cell>
          <table:table-cell table:style-name="ce20" office:value-type="float" office:value="6.33003238777059" calcext:value-type="float">
            <text:p>6</text:p>
          </table:table-cell>
          <table:table-cell table:style-name="ce20" office:value-type="float" office:value="6988.35575609873" calcext:value-type="float">
            <text:p>6988</text:p>
          </table:table-cell>
          <table:table-cell table:number-columns-repeated="989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4" office:value-type="float" office:value="3853527" calcext:value-type="float">
            <text:p>3853527.00</text:p>
          </table:table-cell>
          <table:table-cell table:style-name="ce4" office:value-type="float" office:value="51722" calcext:value-type="float">
            <text:p>51722.00</text:p>
          </table:table-cell>
          <table:table-cell table:style-name="ce4" office:value-type="float" office:value="1182516" calcext:value-type="float">
            <text:p>1182516.00</text:p>
          </table:table-cell>
          <table:table-cell table:style-name="ce4" office:value-type="float" office:value="4452" calcext:value-type="float">
            <text:p>4452.00</text:p>
          </table:table-cell>
          <table:table-cell table:style-name="ce4" office:value-type="float" office:value="12471230" calcext:value-type="float">
            <text:p>12471230.00</text:p>
          </table:table-cell>
          <table:table-cell table:style-name="ce4" office:value-type="float" office:value="24868" calcext:value-type="float">
            <text:p>24868.00</text:p>
          </table:table-cell>
          <table:table-cell table:style-name="ce4" office:value-type="float" office:value="852967" calcext:value-type="float">
            <text:p>852967.00</text:p>
          </table:table-cell>
          <table:table-cell table:style-name="ce4" office:value-type="float" office:value="5033499" calcext:value-type="float">
            <text:p>5033499.00</text:p>
          </table:table-cell>
          <table:table-cell table:style-name="ce4" office:value-type="float" office:value="7061300" calcext:value-type="float">
            <text:p>7061300.00</text:p>
          </table:table-cell>
          <table:table-cell table:style-name="ce4" office:value-type="float" office:value="12187320" calcext:value-type="float">
            <text:p>12187320.00</text:p>
          </table:table-cell>
          <table:table-cell table:style-name="ce4" office:value-type="float" office:value="603640" calcext:value-type="float">
            <text:p>603640.00</text:p>
          </table:table-cell>
          <table:table-cell table:style-name="ce4" office:value-type="float" office:value="7309474" calcext:value-type="float">
            <text:p>7309474.00</text:p>
          </table:table-cell>
          <table:table-cell table:style-name="ce4" office:value-type="float" office:value="7834298" calcext:value-type="float">
            <text:p>7834298.00</text:p>
          </table:table-cell>
          <table:table-cell table:style-name="ce4" office:value-type="float" office:value="13469380" calcext:value-type="float">
            <text:p>13469380.00</text:p>
          </table:table-cell>
          <table:table-cell table:style-name="ce4" office:value-type="float" office:value="1013931" calcext:value-type="float">
            <text:p>1013931.00</text:p>
          </table:table-cell>
          <table:table-cell table:style-name="ce4" office:value-type="float" office:value="10688150" calcext:value-type="float">
            <text:p>10688150.00</text:p>
          </table:table-cell>
          <table:table-cell table:style-name="ce4" office:value-type="float" office:value="174" calcext:value-type="float">
            <text:p>174.00</text:p>
          </table:table-cell>
          <table:table-cell table:style-name="ce4" office:value-type="float" office:value="1512926" calcext:value-type="float">
            <text:p>1512926.00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9181128" calcext:value-type="float">
            <text:p>9181128.00</text:p>
          </table:table-cell>
          <table:table-cell table:style-name="ce10" office:value-type="float" office:value="22.31" calcext:value-type="float">
            <text:p>22.3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2318301.19301418" calcext:value-type="float">
            <text:p>2318301</text:p>
          </table:table-cell>
          <table:table-cell table:style-name="ce19" office:value-type="float" office:value="391236.808811962" calcext:value-type="float">
            <text:p>391237</text:p>
          </table:table-cell>
          <table:table-cell table:style-name="ce19" office:value-type="float" office:value="38.3947295165183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05.018624317932" calcext:value-type="float">
            <text:p>905</text:p>
          </table:table-cell>
          <table:table-cell table:number-columns-repeated="989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4" office:value-type="float" office:value="2715459" calcext:value-type="float">
            <text:p>2715459.00</text:p>
          </table:table-cell>
          <table:table-cell table:style-name="ce4" office:value-type="float" office:value="84080" calcext:value-type="float">
            <text:p>84080.00</text:p>
          </table:table-cell>
          <table:table-cell table:style-name="ce4" office:value-type="float" office:value="746083" calcext:value-type="float">
            <text:p>746083.00</text:p>
          </table:table-cell>
          <table:table-cell table:style-name="ce4" office:value-type="float" office:value="1934" calcext:value-type="float">
            <text:p>1934.00</text:p>
          </table:table-cell>
          <table:table-cell table:style-name="ce4" office:value-type="float" office:value="13301860" calcext:value-type="float">
            <text:p>13301860.00</text:p>
          </table:table-cell>
          <table:table-cell table:style-name="ce4" office:value-type="float" office:value="3385" calcext:value-type="float">
            <text:p>3385.00</text:p>
          </table:table-cell>
          <table:table-cell table:style-name="ce4" office:value-type="float" office:value="1067710" calcext:value-type="float">
            <text:p>1067710.00</text:p>
          </table:table-cell>
          <table:table-cell table:style-name="ce4" office:value-type="float" office:value="8315562" calcext:value-type="float">
            <text:p>8315562.00</text:p>
          </table:table-cell>
          <table:table-cell table:style-name="ce4" office:value-type="float" office:value="12328460" calcext:value-type="float">
            <text:p>12328460.00</text:p>
          </table:table-cell>
          <table:table-cell table:style-name="ce4" office:value-type="float" office:value="23601350" calcext:value-type="float">
            <text:p>23601350.00</text:p>
          </table:table-cell>
          <table:table-cell table:style-name="ce4" office:value-type="float" office:value="1685863" calcext:value-type="float">
            <text:p>1685863.00</text:p>
          </table:table-cell>
          <table:table-cell table:style-name="ce4" office:value-type="float" office:value="20841620" calcext:value-type="float">
            <text:p>20841620.00</text:p>
          </table:table-cell>
          <table:table-cell table:style-name="ce4" office:value-type="float" office:value="13645220" calcext:value-type="float">
            <text:p>13645220.00</text:p>
          </table:table-cell>
          <table:table-cell table:style-name="ce4" office:value-type="float" office:value="20244950" calcext:value-type="float">
            <text:p>20244950.00</text:p>
          </table:table-cell>
          <table:table-cell table:style-name="ce4" office:value-type="float" office:value="251342" calcext:value-type="float">
            <text:p>251342.00</text:p>
          </table:table-cell>
          <table:table-cell table:style-name="ce4" office:value-type="float" office:value="44561980" calcext:value-type="float">
            <text:p>44561980.00</text:p>
          </table:table-cell>
          <table:table-cell table:style-name="ce4" office:value-type="float" office:value="20" calcext:value-type="float">
            <text:p>20.00</text:p>
          </table:table-cell>
          <table:table-cell table:style-name="ce4" office:value-type="float" office:value="1818970" calcext:value-type="float">
            <text:p>1818970.00</text:p>
          </table:table-cell>
          <table:table-cell table:style-name="ce4" office:value-type="float" office:value="32" calcext:value-type="float">
            <text:p>32.00</text:p>
          </table:table-cell>
          <table:table-cell table:style-name="ce4" office:value-type="float" office:value="23438870" calcext:value-type="float">
            <text:p>23438870.00</text:p>
          </table:table-cell>
          <table:table-cell table:style-name="ce10" office:value-type="float" office:value="25.72" calcext:value-type="float">
            <text:p>25.7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8" calcext:value-type="float">
            <text:p>3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9" office:value-type="float" office:value="462665.994410311" calcext:value-type="float">
            <text:p>462666</text:p>
          </table:table-cell>
          <table:table-cell table:style-name="ce19" office:value-type="float" office:value="10365.253666273" calcext:value-type="float">
            <text:p>10365</text:p>
          </table:table-cell>
          <table:table-cell table:style-name="ce19" office:value-type="float" office:value="40.8348798408654" calcext:value-type="float">
            <text:p>4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858.44158886058" calcext:value-type="float">
            <text:p>2858</text:p>
          </table:table-cell>
          <table:table-cell table:number-columns-repeated="989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4" office:value-type="float" office:value="5621793" calcext:value-type="float">
            <text:p>5621793.00</text:p>
          </table:table-cell>
          <table:table-cell table:style-name="ce4" office:value-type="float" office:value="141486" calcext:value-type="float">
            <text:p>141486.00</text:p>
          </table:table-cell>
          <table:table-cell table:style-name="ce4" office:value-type="float" office:value="790296" calcext:value-type="float">
            <text:p>790296.00</text:p>
          </table:table-cell>
          <table:table-cell table:style-name="ce4" office:value-type="float" office:value="3123" calcext:value-type="float">
            <text:p>3123.00</text:p>
          </table:table-cell>
          <table:table-cell table:style-name="ce4" office:value-type="float" office:value="20745870" calcext:value-type="float">
            <text:p>20745870.00</text:p>
          </table:table-cell>
          <table:table-cell table:style-name="ce4" office:value-type="float" office:value="11684" calcext:value-type="float">
            <text:p>11684.00</text:p>
          </table:table-cell>
          <table:table-cell table:style-name="ce4" office:value-type="float" office:value="1946955" calcext:value-type="float">
            <text:p>1946955.00</text:p>
          </table:table-cell>
          <table:table-cell table:style-name="ce4" office:value-type="float" office:value="4025876" calcext:value-type="float">
            <text:p>4025876.00</text:p>
          </table:table-cell>
          <table:table-cell table:style-name="ce4" office:value-type="float" office:value="4918913" calcext:value-type="float">
            <text:p>4918913.00</text:p>
          </table:table-cell>
          <table:table-cell table:style-name="ce4" office:value-type="float" office:value="14253300" calcext:value-type="float">
            <text:p>14253300.00</text:p>
          </table:table-cell>
          <table:table-cell table:style-name="ce4" office:value-type="float" office:value="373901" calcext:value-type="float">
            <text:p>373901.00</text:p>
          </table:table-cell>
          <table:table-cell table:style-name="ce4" office:value-type="float" office:value="4496403" calcext:value-type="float">
            <text:p>4496403.00</text:p>
          </table:table-cell>
          <table:table-cell table:style-name="ce4" office:value-type="float" office:value="6357478" calcext:value-type="float">
            <text:p>6357478.00</text:p>
          </table:table-cell>
          <table:table-cell table:style-name="ce4" office:value-type="float" office:value="9398540" calcext:value-type="float">
            <text:p>9398540.00</text:p>
          </table:table-cell>
          <table:table-cell table:style-name="ce4" office:value-type="float" office:value="1070578" calcext:value-type="float">
            <text:p>1070578.00</text:p>
          </table:table-cell>
          <table:table-cell table:style-name="ce4" office:value-type="float" office:value="3862412" calcext:value-type="float">
            <text:p>3862412.00</text:p>
          </table:table-cell>
          <table:table-cell table:style-name="ce4" office:value-type="float" office:value="254" calcext:value-type="float">
            <text:p>254.00</text:p>
          </table:table-cell>
          <table:table-cell table:style-name="ce4" office:value-type="float" office:value="2191967" calcext:value-type="float">
            <text:p>2191967.00</text:p>
          </table:table-cell>
          <table:table-cell table:style-name="ce4" office:value-type="float" office:value="3" calcext:value-type="float">
            <text:p>3.00</text:p>
          </table:table-cell>
          <table:table-cell table:style-name="ce4" office:value-type="float" office:value="8607824" calcext:value-type="float">
            <text:p>8607824.00</text:p>
          </table:table-cell>
          <table:table-cell table:style-name="ce10" office:value-type="float" office:value="28.71" calcext:value-type="float">
            <text:p>28.7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2193272.1474502" calcext:value-type="float">
            <text:p>2193272</text:p>
          </table:table-cell>
          <table:table-cell table:style-name="ce19" office:value-type="float" office:value="282235.649766261" calcext:value-type="float">
            <text:p>28223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2.468869688382" calcext:value-type="float">
            <text:p>32</text:p>
          </table:table-cell>
          <table:table-cell table:style-name="ce19" office:value-type="float" office:value="34595.580652971" calcext:value-type="float">
            <text:p>34596</text:p>
          </table:table-cell>
          <table:table-cell table:number-columns-repeated="989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4" office:value-type="float" office:value="6121795" calcext:value-type="float">
            <text:p>6121795.00</text:p>
          </table:table-cell>
          <table:table-cell table:style-name="ce4" office:value-type="float" office:value="179360" calcext:value-type="float">
            <text:p>179360.00</text:p>
          </table:table-cell>
          <table:table-cell table:style-name="ce4" office:value-type="float" office:value="2186926" calcext:value-type="float">
            <text:p>2186926.00</text:p>
          </table:table-cell>
          <table:table-cell table:style-name="ce4"/>
          <table:table-cell table:style-name="ce4" office:value-type="float" office:value="21376330" calcext:value-type="float">
            <text:p>21376330.00</text:p>
          </table:table-cell>
          <table:table-cell table:style-name="ce4" office:value-type="float" office:value="928" calcext:value-type="float">
            <text:p>928.00</text:p>
          </table:table-cell>
          <table:table-cell table:style-name="ce4"/>
          <table:table-cell table:style-name="ce4" office:value-type="float" office:value="7077580" calcext:value-type="float">
            <text:p>7077580.00</text:p>
          </table:table-cell>
          <table:table-cell table:style-name="ce4" office:value-type="float" office:value="10067000" calcext:value-type="float">
            <text:p>10067000.00</text:p>
          </table:table-cell>
          <table:table-cell table:style-name="ce4" office:value-type="float" office:value="32355700" calcext:value-type="float">
            <text:p>32355700.00</text:p>
          </table:table-cell>
          <table:table-cell table:style-name="ce4" office:value-type="float" office:value="5365" calcext:value-type="float">
            <text:p>5365.00</text:p>
          </table:table-cell>
          <table:table-cell table:style-name="ce4" office:value-type="float" office:value="1741101" calcext:value-type="float">
            <text:p>1741101.00</text:p>
          </table:table-cell>
          <table:table-cell table:style-name="ce4" office:value-type="float" office:value="20294300" calcext:value-type="float">
            <text:p>20294300.00</text:p>
          </table:table-cell>
          <table:table-cell table:style-name="ce4" office:value-type="float" office:value="15775190" calcext:value-type="float">
            <text:p>15775190.00</text:p>
          </table:table-cell>
          <table:table-cell table:style-name="ce4"/>
          <table:table-cell table:style-name="ce4" office:value-type="float" office:value="2142066" calcext:value-type="float">
            <text:p>2142066.00</text:p>
          </table:table-cell>
          <table:table-cell table:style-name="ce4" office:value-type="float" office:value="5440" calcext:value-type="float">
            <text:p>5440.00</text:p>
          </table:table-cell>
          <table:table-cell table:style-name="ce4" office:value-type="float" office:value="7636390" calcext:value-type="float">
            <text:p>7636390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17985620" calcext:value-type="float">
            <text:p>17985620.00</text:p>
          </table:table-cell>
          <table:table-cell table:style-name="ce10" office:value-type="float" office:value="29.65" calcext:value-type="float">
            <text:p>29.65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3" calcext:value-type="float">
            <text:p>9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9" office:value-type="float" office:value="892774.48221579" calcext:value-type="float">
            <text:p>892774</text:p>
          </table:table-cell>
          <table:table-cell table:style-name="ce19" office:value-type="float" office:value="6024.06219629819" calcext:value-type="float">
            <text:p>602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8.7551179721015" calcext:value-type="float">
            <text:p>99</text:p>
          </table:table-cell>
          <table:table-cell table:style-name="ce19" office:value-type="float" office:value="14728.6204518391" calcext:value-type="float">
            <text:p>14729</text:p>
          </table:table-cell>
          <table:table-cell table:number-columns-repeated="989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4" office:value-type="float" office:value="12761750" calcext:value-type="float">
            <text:p>12761750.00</text:p>
          </table:table-cell>
          <table:table-cell table:style-name="ce4" office:value-type="float" office:value="188681" calcext:value-type="float">
            <text:p>188681.00</text:p>
          </table:table-cell>
          <table:table-cell table:style-name="ce4" office:value-type="float" office:value="3249756" calcext:value-type="float">
            <text:p>3249756.00</text:p>
          </table:table-cell>
          <table:table-cell table:style-name="ce4"/>
          <table:table-cell table:style-name="ce4" office:value-type="float" office:value="18277880" calcext:value-type="float">
            <text:p>18277880.00</text:p>
          </table:table-cell>
          <table:table-cell table:style-name="ce4" office:value-type="float" office:value="3270" calcext:value-type="float">
            <text:p>3270.00</text:p>
          </table:table-cell>
          <table:table-cell table:style-name="ce4" office:value-type="float" office:value="2454808" calcext:value-type="float">
            <text:p>2454808.00</text:p>
          </table:table-cell>
          <table:table-cell table:style-name="ce4" office:value-type="float" office:value="11746480" calcext:value-type="float">
            <text:p>11746480.00</text:p>
          </table:table-cell>
          <table:table-cell table:style-name="ce4" office:value-type="float" office:value="14253330" calcext:value-type="float">
            <text:p>14253330.00</text:p>
          </table:table-cell>
          <table:table-cell table:style-name="ce4" office:value-type="float" office:value="33109520" calcext:value-type="float">
            <text:p>33109520.00</text:p>
          </table:table-cell>
          <table:table-cell table:style-name="ce4" office:value-type="float" office:value="1509450" calcext:value-type="float">
            <text:p>1509450.00</text:p>
          </table:table-cell>
          <table:table-cell table:style-name="ce4" office:value-type="float" office:value="23438940" calcext:value-type="float">
            <text:p>23438940.00</text:p>
          </table:table-cell>
          <table:table-cell table:style-name="ce4" office:value-type="float" office:value="38562800" calcext:value-type="float">
            <text:p>38562800.00</text:p>
          </table:table-cell>
          <table:table-cell table:style-name="ce4" office:value-type="float" office:value="52038840" calcext:value-type="float">
            <text:p>52038840.00</text:p>
          </table:table-cell>
          <table:table-cell table:style-name="ce4" office:value-type="float" office:value="186999" calcext:value-type="float">
            <text:p>186999.00</text:p>
          </table:table-cell>
          <table:table-cell table:style-name="ce4" office:value-type="float" office:value="18790070" calcext:value-type="float">
            <text:p>18790070.00</text:p>
          </table:table-cell>
          <table:table-cell table:style-name="ce4" office:value-type="float" office:value="9674" calcext:value-type="float">
            <text:p>9674.00</text:p>
          </table:table-cell>
          <table:table-cell table:style-name="ce4" office:value-type="float" office:value="1909101" calcext:value-type="float">
            <text:p>1909101.00</text:p>
          </table:table-cell>
          <table:table-cell table:style-name="ce4" office:value-type="float" office:value="20" calcext:value-type="float">
            <text:p>20.00</text:p>
          </table:table-cell>
          <table:table-cell table:style-name="ce4" office:value-type="float" office:value="11909910" calcext:value-type="float">
            <text:p>11909910.00</text:p>
          </table:table-cell>
          <table:table-cell table:style-name="ce10" office:value-type="float" office:value="27.1" calcext:value-type="float">
            <text:p>27.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407" calcext:value-type="float">
            <text:p>40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3600124.28485004" calcext:value-type="float">
            <text:p>3600124</text:p>
          </table:table-cell>
          <table:table-cell table:style-name="ce19" office:value-type="float" office:value="78690.0550002218" calcext:value-type="float">
            <text:p>78690</text:p>
          </table:table-cell>
          <table:table-cell table:style-name="ce19" office:value-type="float" office:value="1091.36832716385" calcext:value-type="float">
            <text:p>1091</text:p>
          </table:table-cell>
          <table:table-cell table:style-name="ce19" office:value-type="float" office:value="164.304902001591" calcext:value-type="float">
            <text:p>164</text:p>
          </table:table-cell>
          <table:table-cell table:style-name="ce19" office:value-type="float" office:value="18299.4084893499" calcext:value-type="float">
            <text:p>18299</text:p>
          </table:table-cell>
          <table:table-cell table:number-columns-repeated="989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4" office:value-type="float" office:value="3514428" calcext:value-type="float">
            <text:p>3514428.00</text:p>
          </table:table-cell>
          <table:table-cell table:style-name="ce4" office:value-type="float" office:value="140512" calcext:value-type="float">
            <text:p>140512.00</text:p>
          </table:table-cell>
          <table:table-cell table:style-name="ce4" office:value-type="float" office:value="1835804" calcext:value-type="float">
            <text:p>1835804.00</text:p>
          </table:table-cell>
          <table:table-cell table:style-name="ce4" office:value-type="float" office:value="727" calcext:value-type="float">
            <text:p>727.00</text:p>
          </table:table-cell>
          <table:table-cell table:style-name="ce4" office:value-type="float" office:value="17335000" calcext:value-type="float">
            <text:p>17335000.00</text:p>
          </table:table-cell>
          <table:table-cell table:style-name="ce4" office:value-type="float" office:value="2503" calcext:value-type="float">
            <text:p>2503.00</text:p>
          </table:table-cell>
          <table:table-cell table:style-name="ce4" office:value-type="float" office:value="1368512" calcext:value-type="float">
            <text:p>1368512.00</text:p>
          </table:table-cell>
          <table:table-cell table:style-name="ce4" office:value-type="float" office:value="7886597" calcext:value-type="float">
            <text:p>7886597.00</text:p>
          </table:table-cell>
          <table:table-cell table:style-name="ce4" office:value-type="float" office:value="16979420" calcext:value-type="float">
            <text:p>16979420.00</text:p>
          </table:table-cell>
          <table:table-cell table:style-name="ce4" office:value-type="float" office:value="13240740" calcext:value-type="float">
            <text:p>13240740.00</text:p>
          </table:table-cell>
          <table:table-cell table:style-name="ce4" office:value-type="float" office:value="1085934" calcext:value-type="float">
            <text:p>1085934.00</text:p>
          </table:table-cell>
          <table:table-cell table:style-name="ce4" office:value-type="float" office:value="10254180" calcext:value-type="float">
            <text:p>10254180.00</text:p>
          </table:table-cell>
          <table:table-cell table:style-name="ce4" office:value-type="float" office:value="20291450" calcext:value-type="float">
            <text:p>20291450.00</text:p>
          </table:table-cell>
          <table:table-cell table:style-name="ce4" office:value-type="float" office:value="23119180" calcext:value-type="float">
            <text:p>23119180.00</text:p>
          </table:table-cell>
          <table:table-cell table:style-name="ce4" office:value-type="float" office:value="327661" calcext:value-type="float">
            <text:p>327661.00</text:p>
          </table:table-cell>
          <table:table-cell table:style-name="ce4" office:value-type="float" office:value="4063131" calcext:value-type="float">
            <text:p>4063131.00</text:p>
          </table:table-cell>
          <table:table-cell table:style-name="ce4" office:value-type="float" office:value="919" calcext:value-type="float">
            <text:p>919.00</text:p>
          </table:table-cell>
          <table:table-cell table:style-name="ce4" office:value-type="float" office:value="1492167" calcext:value-type="float">
            <text:p>1492167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10113480" calcext:value-type="float">
            <text:p>10113480.00</text:p>
          </table:table-cell>
          <table:table-cell table:style-name="ce10" office:value-type="float" office:value="26.85" calcext:value-type="float">
            <text:p>26.85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9" office:value-type="float" office:value="1974440.307448" calcext:value-type="float">
            <text:p>1974440</text:p>
          </table:table-cell>
          <table:table-cell table:style-name="ce19" office:value-type="float" office:value="56390.9008800022" calcext:value-type="float">
            <text:p>56391</text:p>
          </table:table-cell>
          <table:table-cell table:style-name="ce13" office:value-type="float" office:value="0" calcext:value-type="float">
            <text:p>0</text:p>
          </table:table-cell>
          <table:table-cell table:style-name="ce19" office:value-type="float" office:value="862.246190825722" calcext:value-type="float">
            <text:p>862</text:p>
          </table:table-cell>
          <table:table-cell table:style-name="ce19" office:value-type="float" office:value="45992.211818644" calcext:value-type="float">
            <text:p>45992</text:p>
          </table:table-cell>
          <table:table-cell table:number-columns-repeated="989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4" office:value-type="float" office:value="2876376" calcext:value-type="float">
            <text:p>2876376.00</text:p>
          </table:table-cell>
          <table:table-cell table:style-name="ce4" office:value-type="float" office:value="71398" calcext:value-type="float">
            <text:p>71398.00</text:p>
          </table:table-cell>
          <table:table-cell table:style-name="ce4" office:value-type="float" office:value="377361" calcext:value-type="float">
            <text:p>377361.00</text:p>
          </table:table-cell>
          <table:table-cell table:style-name="ce4"/>
          <table:table-cell table:style-name="ce4" office:value-type="float" office:value="9373396" calcext:value-type="float">
            <text:p>9373396.00</text:p>
          </table:table-cell>
          <table:table-cell table:style-name="ce4" office:value-type="float" office:value="1461" calcext:value-type="float">
            <text:p>1461.00</text:p>
          </table:table-cell>
          <table:table-cell table:style-name="ce4" office:value-type="float" office:value="2810081" calcext:value-type="float">
            <text:p>2810081.00</text:p>
          </table:table-cell>
          <table:table-cell table:style-name="ce4" office:value-type="float" office:value="7192594" calcext:value-type="float">
            <text:p>7192594.00</text:p>
          </table:table-cell>
          <table:table-cell table:style-name="ce4" office:value-type="float" office:value="8607824" calcext:value-type="float">
            <text:p>8607824.00</text:p>
          </table:table-cell>
          <table:table-cell table:style-name="ce4" office:value-type="float" office:value="15378660" calcext:value-type="float">
            <text:p>15378660.00</text:p>
          </table:table-cell>
          <table:table-cell table:style-name="ce4" office:value-type="float" office:value="238637" calcext:value-type="float">
            <text:p>238637.00</text:p>
          </table:table-cell>
          <table:table-cell table:style-name="ce4" office:value-type="float" office:value="7496998" calcext:value-type="float">
            <text:p>7496998.00</text:p>
          </table:table-cell>
          <table:table-cell table:style-name="ce4" office:value-type="float" office:value="15538760" calcext:value-type="float">
            <text:p>15538760.00</text:p>
          </table:table-cell>
          <table:table-cell table:style-name="ce4" office:value-type="float" office:value="18847940" calcext:value-type="float">
            <text:p>18847940.00</text:p>
          </table:table-cell>
          <table:table-cell table:style-name="ce4"/>
          <table:table-cell table:style-name="ce4" office:value-type="float" office:value="3096342" calcext:value-type="float">
            <text:p>3096342.00</text:p>
          </table:table-cell>
          <table:table-cell table:style-name="ce4" office:value-type="float" office:value="50" calcext:value-type="float">
            <text:p>50.00</text:p>
          </table:table-cell>
          <table:table-cell table:style-name="ce4" office:value-type="float" office:value="5846239" calcext:value-type="float">
            <text:p>5846239.00</text:p>
          </table:table-cell>
          <table:table-cell table:style-name="ce4" office:value-type="float" office:value="12" calcext:value-type="float">
            <text:p>12.00</text:p>
          </table:table-cell>
          <table:table-cell table:style-name="ce4" office:value-type="float" office:value="13029010" calcext:value-type="float">
            <text:p>13029010.00</text:p>
          </table:table-cell>
          <table:table-cell table:style-name="ce10" office:value-type="float" office:value="30.42" calcext:value-type="float">
            <text:p>30.4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office:value-type="float" office:value="58" calcext:value-type="float">
            <text:p>58</text:p>
          </table:table-cell>
          <table:table-cell table:number-columns-repeated="2"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9" office:value-type="float" office:value="456557.443727643" calcext:value-type="float">
            <text:p>456557</text:p>
          </table:table-cell>
          <table:table-cell table:style-name="ce19" office:value-type="float" office:value="13123.2411355218" calcext:value-type="float">
            <text:p>13123</text:p>
          </table:table-cell>
          <table:table-cell table:style-name="ce19" office:value-type="float" office:value="5.76885802542488" calcext:value-type="float">
            <text:p>6</text:p>
          </table:table-cell>
          <table:table-cell table:style-name="ce19" office:value-type="float" office:value="207.071640702093" calcext:value-type="float">
            <text:p>207</text:p>
          </table:table-cell>
          <table:table-cell table:style-name="ce19" office:value-type="float" office:value="6470.22971167391" calcext:value-type="float">
            <text:p>6470</text:p>
          </table:table-cell>
          <table:table-cell table:number-columns-repeated="989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4" office:value-type="float" office:value="5531895" calcext:value-type="float">
            <text:p>5531895.00</text:p>
          </table:table-cell>
          <table:table-cell table:style-name="ce4" office:value-type="float" office:value="222707" calcext:value-type="float">
            <text:p>222707.00</text:p>
          </table:table-cell>
          <table:table-cell table:style-name="ce4" office:value-type="float" office:value="2381427" calcext:value-type="float">
            <text:p>2381427.00</text:p>
          </table:table-cell>
          <table:table-cell table:style-name="ce4" office:value-type="float" office:value="16812" calcext:value-type="float">
            <text:p>16812.00</text:p>
          </table:table-cell>
          <table:table-cell table:style-name="ce4" office:value-type="float" office:value="17057790" calcext:value-type="float">
            <text:p>17057790.00</text:p>
          </table:table-cell>
          <table:table-cell table:style-name="ce4" office:value-type="float" office:value="1121" calcext:value-type="float">
            <text:p>1121.00</text:p>
          </table:table-cell>
          <table:table-cell table:style-name="ce4" office:value-type="float" office:value="3924216" calcext:value-type="float">
            <text:p>3924216.00</text:p>
          </table:table-cell>
          <table:table-cell table:style-name="ce4" office:value-type="float" office:value="6932406" calcext:value-type="float">
            <text:p>6932406.00</text:p>
          </table:table-cell>
          <table:table-cell table:style-name="ce4" office:value-type="float" office:value="2409007" calcext:value-type="float">
            <text:p>2409007.00</text:p>
          </table:table-cell>
          <table:table-cell table:style-name="ce4" office:value-type="float" office:value="15343290" calcext:value-type="float">
            <text:p>15343290.00</text:p>
          </table:table-cell>
          <table:table-cell table:style-name="ce4" office:value-type="float" office:value="13634" calcext:value-type="float">
            <text:p>13634.00</text:p>
          </table:table-cell>
          <table:table-cell table:style-name="ce4" office:value-type="float" office:value="819957" calcext:value-type="float">
            <text:p>819957.00</text:p>
          </table:table-cell>
          <table:table-cell table:style-name="ce4" office:value-type="float" office:value="8392011" calcext:value-type="float">
            <text:p>8392011.00</text:p>
          </table:table-cell>
          <table:table-cell table:style-name="ce4" office:value-type="float" office:value="10360820" calcext:value-type="float">
            <text:p>10360820.00</text:p>
          </table:table-cell>
          <table:table-cell table:style-name="ce4" office:value-type="float" office:value="993369" calcext:value-type="float">
            <text:p>993369.00</text:p>
          </table:table-cell>
          <table:table-cell table:style-name="ce4" office:value-type="float" office:value="534285" calcext:value-type="float">
            <text:p>534285.00</text:p>
          </table:table-cell>
          <table:table-cell table:style-name="ce4"/>
          <table:table-cell table:style-name="ce4" office:value-type="float" office:value="3379503" calcext:value-type="float">
            <text:p>3379503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7959577" calcext:value-type="float">
            <text:p>7959577.00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81" calcext:value-type="float">
            <text:p>28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15180.4565463848" calcext:value-type="float">
            <text:p>15180</text:p>
          </table:table-cell>
          <table:table-cell table:style-name="ce19" office:value-type="float" office:value="667.993843758537" calcext:value-type="float">
            <text:p>668</text:p>
          </table:table-cell>
          <table:table-cell table:style-name="ce19" office:value-type="float" office:value="49.8030913098081" calcext:value-type="float">
            <text:p>50</text:p>
          </table:table-cell>
          <table:table-cell table:style-name="ce19" office:value-type="float" office:value="41.1073134620638" calcext:value-type="float">
            <text:p>41</text:p>
          </table:table-cell>
          <table:table-cell table:style-name="ce19" office:value-type="float" office:value="1496.4643150709" calcext:value-type="float">
            <text:p>1496</text:p>
          </table:table-cell>
          <table:table-cell table:number-columns-repeated="989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4" office:value-type="float" office:value="6697032" calcext:value-type="float">
            <text:p>6697032.00</text:p>
          </table:table-cell>
          <table:table-cell table:style-name="ce4" office:value-type="float" office:value="234821" calcext:value-type="float">
            <text:p>234821.00</text:p>
          </table:table-cell>
          <table:table-cell table:style-name="ce4" office:value-type="float" office:value="1891592" calcext:value-type="float">
            <text:p>1891592.00</text:p>
          </table:table-cell>
          <table:table-cell table:style-name="ce4" office:value-type="float" office:value="7271" calcext:value-type="float">
            <text:p>7271.00</text:p>
          </table:table-cell>
          <table:table-cell table:style-name="ce4" office:value-type="float" office:value="15664600" calcext:value-type="float">
            <text:p>15664600.00</text:p>
          </table:table-cell>
          <table:table-cell table:style-name="ce4" office:value-type="float" office:value="7321" calcext:value-type="float">
            <text:p>7321.00</text:p>
          </table:table-cell>
          <table:table-cell table:style-name="ce4" office:value-type="float" office:value="2781926" calcext:value-type="float">
            <text:p>2781926.00</text:p>
          </table:table-cell>
          <table:table-cell table:style-name="ce4" office:value-type="float" office:value="9416667" calcext:value-type="float">
            <text:p>9416667.00</text:p>
          </table:table-cell>
          <table:table-cell table:style-name="ce4" office:value-type="float" office:value="6395587" calcext:value-type="float">
            <text:p>6395587.00</text:p>
          </table:table-cell>
          <table:table-cell table:style-name="ce4" office:value-type="float" office:value="23438880" calcext:value-type="float">
            <text:p>23438880.00</text:p>
          </table:table-cell>
          <table:table-cell table:style-name="ce4" office:value-type="float" office:value="924265" calcext:value-type="float">
            <text:p>924265.00</text:p>
          </table:table-cell>
          <table:table-cell table:style-name="ce4" office:value-type="float" office:value="13864810" calcext:value-type="float">
            <text:p>13864810.00</text:p>
          </table:table-cell>
          <table:table-cell table:style-name="ce4" office:value-type="float" office:value="21124780" calcext:value-type="float">
            <text:p>21124780.00</text:p>
          </table:table-cell>
          <table:table-cell table:style-name="ce4" office:value-type="float" office:value="22304610" calcext:value-type="float">
            <text:p>22304610.00</text:p>
          </table:table-cell>
          <table:table-cell table:style-name="ce4" office:value-type="float" office:value="658266" calcext:value-type="float">
            <text:p>658266.00</text:p>
          </table:table-cell>
          <table:table-cell table:style-name="ce4" office:value-type="float" office:value="17902970" calcext:value-type="float">
            <text:p>17902970.00</text:p>
          </table:table-cell>
          <table:table-cell table:style-name="ce4" office:value-type="float" office:value="398" calcext:value-type="float">
            <text:p>398.00</text:p>
          </table:table-cell>
          <table:table-cell table:style-name="ce4" office:value-type="float" office:value="2850003" calcext:value-type="float">
            <text:p>2850003.00</text:p>
          </table:table-cell>
          <table:table-cell table:style-name="ce4" office:value-type="float" office:value="27" calcext:value-type="float">
            <text:p>27.00</text:p>
          </table:table-cell>
          <table:table-cell table:style-name="ce4" office:value-type="float" office:value="12499980" calcext:value-type="float">
            <text:p>12499980.00</text:p>
          </table:table-cell>
          <table:table-cell table:style-name="ce10"/>
          <table:table-cell table:number-columns-repeated="3" table:style-name="ce10" office:value-type="float" office:value="0" calcext:value-type="float">
            <text:p>0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31" calcext:value-type="float">
            <text:p>3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9" office:value-type="float" office:value="1068998.73966584" calcext:value-type="float">
            <text:p>1068999</text:p>
          </table:table-cell>
          <table:table-cell table:style-name="ce19" office:value-type="float" office:value="33607.113809934" calcext:value-type="float">
            <text:p>33607</text:p>
          </table:table-cell>
          <table:table-cell table:style-name="ce19" office:value-type="float" office:value="687.641497247756" calcext:value-type="float">
            <text:p>688</text:p>
          </table:table-cell>
          <table:table-cell table:style-name="ce19" office:value-type="float" office:value="174.639110412128" calcext:value-type="float">
            <text:p>175</text:p>
          </table:table-cell>
          <table:table-cell table:style-name="ce19" office:value-type="float" office:value="4213.1685386926" calcext:value-type="float">
            <text:p>4213</text:p>
          </table:table-cell>
          <table:table-cell table:number-columns-repeated="989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4" office:value-type="float" office:value="4264447" calcext:value-type="float">
            <text:p>4264447.00</text:p>
          </table:table-cell>
          <table:table-cell table:style-name="ce4" office:value-type="float" office:value="229475" calcext:value-type="float">
            <text:p>229475.00</text:p>
          </table:table-cell>
          <table:table-cell table:style-name="ce4" office:value-type="float" office:value="1632379" calcext:value-type="float">
            <text:p>1632379.00</text:p>
          </table:table-cell>
          <table:table-cell table:style-name="ce4" office:value-type="float" office:value="9497" calcext:value-type="float">
            <text:p>9497.00</text:p>
          </table:table-cell>
          <table:table-cell table:style-name="ce4" office:value-type="float" office:value="19095360" calcext:value-type="float">
            <text:p>19095360.00</text:p>
          </table:table-cell>
          <table:table-cell table:style-name="ce4" office:value-type="float" office:value="1873" calcext:value-type="float">
            <text:p>1873.00</text:p>
          </table:table-cell>
          <table:table-cell table:style-name="ce4" office:value-type="float" office:value="1644413" calcext:value-type="float">
            <text:p>1644413.00</text:p>
          </table:table-cell>
          <table:table-cell table:style-name="ce4" office:value-type="float" office:value="19949410" calcext:value-type="float">
            <text:p>19949410.00</text:p>
          </table:table-cell>
          <table:table-cell table:style-name="ce4" office:value-type="float" office:value="20367180" calcext:value-type="float">
            <text:p>20367180.00</text:p>
          </table:table-cell>
          <table:table-cell table:style-name="ce4" office:value-type="float" office:value="42950020" calcext:value-type="float">
            <text:p>42950020.00</text:p>
          </table:table-cell>
          <table:table-cell table:style-name="ce4" office:value-type="float" office:value="2984335" calcext:value-type="float">
            <text:p>2984335.00</text:p>
          </table:table-cell>
          <table:table-cell table:style-name="ce4" office:value-type="float" office:value="21376320" calcext:value-type="float">
            <text:p>21376320.00</text:p>
          </table:table-cell>
          <table:table-cell table:style-name="ce4" office:value-type="float" office:value="19786920" calcext:value-type="float">
            <text:p>19786920.00</text:p>
          </table:table-cell>
          <table:table-cell table:style-name="ce4" office:value-type="float" office:value="52659300" calcext:value-type="float">
            <text:p>52659300.00</text:p>
          </table:table-cell>
          <table:table-cell table:style-name="ce4" office:value-type="float" office:value="616843" calcext:value-type="float">
            <text:p>616843.00</text:p>
          </table:table-cell>
          <table:table-cell table:style-name="ce4" office:value-type="float" office:value="58207180" calcext:value-type="float">
            <text:p>58207180.00</text:p>
          </table:table-cell>
          <table:table-cell table:style-name="ce4"/>
          <table:table-cell table:style-name="ce4" office:value-type="float" office:value="2375952" calcext:value-type="float">
            <text:p>2375952.00</text:p>
          </table:table-cell>
          <table:table-cell table:style-name="ce4" office:value-type="float" office:value="33" calcext:value-type="float">
            <text:p>33.00</text:p>
          </table:table-cell>
          <table:table-cell table:style-name="ce4" office:value-type="float" office:value="21673730" calcext:value-type="float">
            <text:p>21673730.00</text:p>
          </table:table-cell>
          <table:table-cell table:style-name="ce10"/>
          <table:table-cell table:number-columns-repeated="3" table:style-name="ce10" office:value-type="float" office:value="1" calcext:value-type="float">
            <text:p>1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1153946.41492342" calcext:value-type="float">
            <text:p>1153946</text:p>
          </table:table-cell>
          <table:table-cell table:style-name="ce19" office:value-type="float" office:value="1542063.40529259" calcext:value-type="float">
            <text:p>1542063</text:p>
          </table:table-cell>
          <table:table-cell table:style-name="ce19" office:value-type="float" office:value="301.063665945059" calcext:value-type="float">
            <text:p>301</text:p>
          </table:table-cell>
          <table:table-cell table:style-name="ce19" office:value-type="float" office:value="45.9249659916192" calcext:value-type="float">
            <text:p>46</text:p>
          </table:table-cell>
          <table:table-cell table:style-name="ce19" office:value-type="float" office:value="5470.17372700176" calcext:value-type="float">
            <text:p>5470</text:p>
          </table:table-cell>
          <table:table-cell table:number-columns-repeated="989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4" office:value-type="float" office:value="1428287" calcext:value-type="float">
            <text:p>1428287.00</text:p>
          </table:table-cell>
          <table:table-cell table:style-name="ce4" office:value-type="float" office:value="247024" calcext:value-type="float">
            <text:p>247024.00</text:p>
          </table:table-cell>
          <table:table-cell table:style-name="ce4" office:value-type="float" office:value="301820" calcext:value-type="float">
            <text:p>301820.00</text:p>
          </table:table-cell>
          <table:table-cell table:style-name="ce4" office:value-type="float" office:value="856" calcext:value-type="float">
            <text:p>856.00</text:p>
          </table:table-cell>
          <table:table-cell table:style-name="ce4" office:value-type="float" office:value="7143077" calcext:value-type="float">
            <text:p>7143077.00</text:p>
          </table:table-cell>
          <table:table-cell table:style-name="ce4" office:value-type="float" office:value="15053" calcext:value-type="float">
            <text:p>15053.00</text:p>
          </table:table-cell>
          <table:table-cell table:style-name="ce4" office:value-type="float" office:value="1159150" calcext:value-type="float">
            <text:p>1159150.00</text:p>
          </table:table-cell>
          <table:table-cell table:style-name="ce4" office:value-type="float" office:value="7724825" calcext:value-type="float">
            <text:p>7724825.00</text:p>
          </table:table-cell>
          <table:table-cell table:style-name="ce4" office:value-type="float" office:value="11295490" calcext:value-type="float">
            <text:p>11295490.00</text:p>
          </table:table-cell>
          <table:table-cell table:style-name="ce4" office:value-type="float" office:value="14585330" calcext:value-type="float">
            <text:p>14585330.00</text:p>
          </table:table-cell>
          <table:table-cell table:style-name="ce4" office:value-type="float" office:value="1502511" calcext:value-type="float">
            <text:p>1502511.00</text:p>
          </table:table-cell>
          <table:table-cell table:style-name="ce4" office:value-type="float" office:value="15628570" calcext:value-type="float">
            <text:p>15628570.00</text:p>
          </table:table-cell>
          <table:table-cell table:style-name="ce4" office:value-type="float" office:value="14608520" calcext:value-type="float">
            <text:p>14608520.00</text:p>
          </table:table-cell>
          <table:table-cell table:style-name="ce4" office:value-type="float" office:value="23365800" calcext:value-type="float">
            <text:p>23365800.00</text:p>
          </table:table-cell>
          <table:table-cell table:style-name="ce4" office:value-type="float" office:value="689107" calcext:value-type="float">
            <text:p>689107.00</text:p>
          </table:table-cell>
          <table:table-cell table:style-name="ce4" office:value-type="float" office:value="16631140" calcext:value-type="float">
            <text:p>16631140.00</text:p>
          </table:table-cell>
          <table:table-cell table:style-name="ce4" office:value-type="float" office:value="52" calcext:value-type="float">
            <text:p>52.00</text:p>
          </table:table-cell>
          <table:table-cell table:style-name="ce4" office:value-type="float" office:value="1078458" calcext:value-type="float">
            <text:p>1078458.00</text:p>
          </table:table-cell>
          <table:table-cell table:style-name="ce4" office:value-type="float" office:value="51" calcext:value-type="float">
            <text:p>51.00</text:p>
          </table:table-cell>
          <table:table-cell table:style-name="ce4" office:value-type="float" office:value="17455170" calcext:value-type="float">
            <text:p>17455170.0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3" calcext:value-type="float">
            <text:p>2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9" office:value-type="float" office:value="3746928.24423584" calcext:value-type="float">
            <text:p>3746928</text:p>
          </table:table-cell>
          <table:table-cell table:style-name="ce19" office:value-type="float" office:value="257884.509960678" calcext:value-type="float">
            <text:p>257885</text:p>
          </table:table-cell>
          <table:table-cell table:style-name="ce19" office:value-type="float" office:value="114.821895667852" calcext:value-type="float">
            <text:p>115</text:p>
          </table:table-cell>
          <table:table-cell table:style-name="ce19" office:value-type="float" office:value="136.692732937919" calcext:value-type="float">
            <text:p>137</text:p>
          </table:table-cell>
          <table:table-cell table:style-name="ce19" office:value-type="float" office:value="10984.6280188912" calcext:value-type="float">
            <text:p>10985</text:p>
          </table:table-cell>
          <table:table-cell table:number-columns-repeated="989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4" office:value-type="float" office:value="3546948" calcext:value-type="float">
            <text:p>3546948.00</text:p>
          </table:table-cell>
          <table:table-cell table:style-name="ce4" office:value-type="float" office:value="73061" calcext:value-type="float">
            <text:p>73061.00</text:p>
          </table:table-cell>
          <table:table-cell table:style-name="ce4" office:value-type="float" office:value="630637" calcext:value-type="float">
            <text:p>630637.00</text:p>
          </table:table-cell>
          <table:table-cell table:style-name="ce4" office:value-type="float" office:value="2126" calcext:value-type="float">
            <text:p>2126.00</text:p>
          </table:table-cell>
          <table:table-cell table:style-name="ce4" office:value-type="float" office:value="24885100" calcext:value-type="float">
            <text:p>24885100.00</text:p>
          </table:table-cell>
          <table:table-cell table:style-name="ce4" office:value-type="float" office:value="588" calcext:value-type="float">
            <text:p>588.00</text:p>
          </table:table-cell>
          <table:table-cell table:style-name="ce4" office:value-type="float" office:value="460336" calcext:value-type="float">
            <text:p>460336.00</text:p>
          </table:table-cell>
          <table:table-cell table:style-name="ce4" office:value-type="float" office:value="10160150" calcext:value-type="float">
            <text:p>10160150.00</text:p>
          </table:table-cell>
          <table:table-cell table:style-name="ce4" office:value-type="float" office:value="9416661" calcext:value-type="float">
            <text:p>9416661.00</text:p>
          </table:table-cell>
          <table:table-cell table:style-name="ce4" office:value-type="float" office:value="17657300" calcext:value-type="float">
            <text:p>17657300.00</text:p>
          </table:table-cell>
          <table:table-cell table:style-name="ce4" office:value-type="float" office:value="1606276" calcext:value-type="float">
            <text:p>1606276.00</text:p>
          </table:table-cell>
          <table:table-cell table:style-name="ce4" office:value-type="float" office:value="11746450" calcext:value-type="float">
            <text:p>11746450.00</text:p>
          </table:table-cell>
          <table:table-cell table:style-name="ce4" office:value-type="float" office:value="28318390" calcext:value-type="float">
            <text:p>28318390.00</text:p>
          </table:table-cell>
          <table:table-cell table:style-name="ce4" office:value-type="float" office:value="19911950" calcext:value-type="float">
            <text:p>19911950.00</text:p>
          </table:table-cell>
          <table:table-cell table:style-name="ce4" office:value-type="float" office:value="519494" calcext:value-type="float">
            <text:p>519494.00</text:p>
          </table:table-cell>
          <table:table-cell table:style-name="ce4" office:value-type="float" office:value="9815191" calcext:value-type="float">
            <text:p>9815191.00</text:p>
          </table:table-cell>
          <table:table-cell table:style-name="ce4" office:value-type="float" office:value="12235" calcext:value-type="float">
            <text:p>12235.00</text:p>
          </table:table-cell>
          <table:table-cell table:style-name="ce4" office:value-type="float" office:value="1448157" calcext:value-type="float">
            <text:p>1448157.00</text:p>
          </table:table-cell>
          <table:table-cell table:style-name="ce4" office:value-type="float" office:value="9" calcext:value-type="float">
            <text:p>9.00</text:p>
          </table:table-cell>
          <table:table-cell table:style-name="ce4" office:value-type="float" office:value="30899290" calcext:value-type="float">
            <text:p>30899290.0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44" calcext:value-type="float">
            <text:p>44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479800.444285558" calcext:value-type="float">
            <text:p>479800</text:p>
          </table:table-cell>
          <table:table-cell table:style-name="ce19" office:value-type="float" office:value="103002.651839552" calcext:value-type="float">
            <text:p>103003</text:p>
          </table:table-cell>
          <table:table-cell table:style-name="ce19" office:value-type="float" office:value="120.591831891096" calcext:value-type="float">
            <text:p>121</text:p>
          </table:table-cell>
          <table:table-cell table:style-name="ce19" office:value-type="float" office:value="17.2274045558708" calcext:value-type="float">
            <text:p>17</text:p>
          </table:table-cell>
          <table:table-cell table:style-name="ce19" office:value-type="float" office:value="9268.3436510585" calcext:value-type="float">
            <text:p>9268</text:p>
          </table:table-cell>
          <table:table-cell table:number-columns-repeated="989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4" office:value-type="float" office:value="12075610" calcext:value-type="float">
            <text:p>12075610.00</text:p>
          </table:table-cell>
          <table:table-cell table:style-name="ce4" office:value-type="float" office:value="144118" calcext:value-type="float">
            <text:p>144118.00</text:p>
          </table:table-cell>
          <table:table-cell table:style-name="ce4" office:value-type="float" office:value="4434714" calcext:value-type="float">
            <text:p>4434714.00</text:p>
          </table:table-cell>
          <table:table-cell table:style-name="ce4" office:value-type="float" office:value="8782" calcext:value-type="float">
            <text:p>8782.00</text:p>
          </table:table-cell>
          <table:table-cell table:style-name="ce4" office:value-type="float" office:value="34273180" calcext:value-type="float">
            <text:p>34273180.00</text:p>
          </table:table-cell>
          <table:table-cell table:style-name="ce4" office:value-type="float" office:value="4432" calcext:value-type="float">
            <text:p>4432.00</text:p>
          </table:table-cell>
          <table:table-cell table:style-name="ce4" office:value-type="float" office:value="1334690" calcext:value-type="float">
            <text:p>1334690.00</text:p>
          </table:table-cell>
          <table:table-cell table:style-name="ce4" office:value-type="float" office:value="7275887" calcext:value-type="float">
            <text:p>7275887.00</text:p>
          </table:table-cell>
          <table:table-cell table:style-name="ce4" office:value-type="float" office:value="15556750" calcext:value-type="float">
            <text:p>15556750.00</text:p>
          </table:table-cell>
          <table:table-cell table:style-name="ce4" office:value-type="float" office:value="21975260" calcext:value-type="float">
            <text:p>21975260.00</text:p>
          </table:table-cell>
          <table:table-cell table:style-name="ce4" office:value-type="float" office:value="1008789" calcext:value-type="float">
            <text:p>1008789.00</text:p>
          </table:table-cell>
          <table:table-cell table:style-name="ce4" office:value-type="float" office:value="9860505" calcext:value-type="float">
            <text:p>9860505.00</text:p>
          </table:table-cell>
          <table:table-cell table:style-name="ce4" office:value-type="float" office:value="14074360" calcext:value-type="float">
            <text:p>14074360.00</text:p>
          </table:table-cell>
          <table:table-cell table:style-name="ce4" office:value-type="float" office:value="19320080" calcext:value-type="float">
            <text:p>19320080.00</text:p>
          </table:table-cell>
          <table:table-cell table:style-name="ce4" office:value-type="float" office:value="919454" calcext:value-type="float">
            <text:p>919454.00</text:p>
          </table:table-cell>
          <table:table-cell table:style-name="ce4" office:value-type="float" office:value="17136540" calcext:value-type="float">
            <text:p>17136540.00</text:p>
          </table:table-cell>
          <table:table-cell table:style-name="ce4" office:value-type="float" office:value="11" calcext:value-type="float">
            <text:p>11.00</text:p>
          </table:table-cell>
          <table:table-cell table:style-name="ce4" office:value-type="float" office:value="3287392" calcext:value-type="float">
            <text:p>3287392.00</text:p>
          </table:table-cell>
          <table:table-cell table:style-name="ce4" office:value-type="float" office:value="3" calcext:value-type="float">
            <text:p>3.00</text:p>
          </table:table-cell>
          <table:table-cell table:style-name="ce4" office:value-type="float" office:value="27036030" calcext:value-type="float">
            <text:p>27036030.0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2500" calcext:value-type="float">
            <text:p>250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9" office:value-type="float" office:value="204293.321641211" calcext:value-type="float">
            <text:p>204293</text:p>
          </table:table-cell>
          <table:table-cell table:style-name="ce19" office:value-type="float" office:value="23841.5623708036" calcext:value-type="float">
            <text:p>23842</text:p>
          </table:table-cell>
          <table:table-cell table:style-name="ce19" office:value-type="float" office:value="25.8812052251063" calcext:value-type="float">
            <text:p>26</text:p>
          </table:table-cell>
          <table:table-cell table:style-name="ce19" office:value-type="float" office:value="23.00551575565" calcext:value-type="float">
            <text:p>23</text:p>
          </table:table-cell>
          <table:table-cell table:style-name="ce19" office:value-type="float" office:value="2726.15361704453" calcext:value-type="float">
            <text:p>2726</text:p>
          </table:table-cell>
          <table:table-cell table:number-columns-repeated="989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4"/>
          <table:table-cell table:style-name="ce4" office:value-type="float" office:value="2796" calcext:value-type="float">
            <text:p>2796.00</text:p>
          </table:table-cell>
          <table:table-cell table:style-name="ce4" office:value-type="float" office:value="267143" calcext:value-type="float">
            <text:p>267143.00</text:p>
          </table:table-cell>
          <table:table-cell table:style-name="ce4"/>
          <table:table-cell table:style-name="ce4" office:value-type="float" office:value="6454780" calcext:value-type="float">
            <text:p>6454780.00</text:p>
          </table:table-cell>
          <table:table-cell table:style-name="ce4"/>
          <table:table-cell table:style-name="ce4" office:value-type="float" office:value="2570761" calcext:value-type="float">
            <text:p>2570761.00</text:p>
          </table:table-cell>
          <table:table-cell table:style-name="ce4" office:value-type="float" office:value="9974695" calcext:value-type="float">
            <text:p>9974695.00</text:p>
          </table:table-cell>
          <table:table-cell table:style-name="ce4" office:value-type="float" office:value="7012685" calcext:value-type="float">
            <text:p>7012685.00</text:p>
          </table:table-cell>
          <table:table-cell table:style-name="ce4" office:value-type="float" office:value="31185240" calcext:value-type="float">
            <text:p>31185240.00</text:p>
          </table:table-cell>
          <table:table-cell table:style-name="ce4" office:value-type="float" office:value="939284" calcext:value-type="float">
            <text:p>939284.00</text:p>
          </table:table-cell>
          <table:table-cell table:style-name="ce4" office:value-type="float" office:value="10614570" calcext:value-type="float">
            <text:p>10614570.00</text:p>
          </table:table-cell>
          <table:table-cell table:style-name="ce4" office:value-type="float" office:value="13447400" calcext:value-type="float">
            <text:p>13447400.00</text:p>
          </table:table-cell>
          <table:table-cell table:style-name="ce4" office:value-type="float" office:value="17787220" calcext:value-type="float">
            <text:p>17787220.00</text:p>
          </table:table-cell>
          <table:table-cell table:style-name="ce4" office:value-type="float" office:value="782804" calcext:value-type="float">
            <text:p>782804.00</text:p>
          </table:table-cell>
          <table:table-cell table:style-name="ce4" office:value-type="float" office:value="11140490" calcext:value-type="float">
            <text:p>11140490.00</text:p>
          </table:table-cell>
          <table:table-cell table:style-name="ce4" office:value-type="float" office:value="464" calcext:value-type="float">
            <text:p>464.00</text:p>
          </table:table-cell>
          <table:table-cell table:style-name="ce4" office:value-type="float" office:value="2305876" calcext:value-type="float">
            <text:p>2305876.00</text:p>
          </table:table-cell>
          <table:table-cell table:style-name="ce4" office:value-type="float" office:value="21" calcext:value-type="float">
            <text:p>21.00</text:p>
          </table:table-cell>
          <table:table-cell table:style-name="ce4" office:value-type="float" office:value="11295490" calcext:value-type="float">
            <text:p>11295490.0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162880.255042467" calcext:value-type="float">
            <text:p>162880</text:p>
          </table:table-cell>
          <table:table-cell table:style-name="ce19" office:value-type="float" office:value="3256.85294081681" calcext:value-type="float">
            <text:p>325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4.7483342856531" calcext:value-type="float">
            <text:p>25</text:p>
          </table:table-cell>
          <table:table-cell table:style-name="ce19" office:value-type="float" office:value="15409.9628152" calcext:value-type="float">
            <text:p>15410</text:p>
          </table:table-cell>
          <table:table-cell table:number-columns-repeated="989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4" office:value-type="float" office:value="8509283" calcext:value-type="float">
            <text:p>8509283.00</text:p>
          </table:table-cell>
          <table:table-cell table:style-name="ce4" office:value-type="float" office:value="247594" calcext:value-type="float">
            <text:p>247594.00</text:p>
          </table:table-cell>
          <table:table-cell table:style-name="ce4" office:value-type="float" office:value="2593232" calcext:value-type="float">
            <text:p>2593232.00</text:p>
          </table:table-cell>
          <table:table-cell table:style-name="ce4" office:value-type="float" office:value="16279" calcext:value-type="float">
            <text:p>16279.00</text:p>
          </table:table-cell>
          <table:table-cell table:style-name="ce4" office:value-type="float" office:value="13993120" calcext:value-type="float">
            <text:p>13993120.00</text:p>
          </table:table-cell>
          <table:table-cell table:style-name="ce4"/>
          <table:table-cell table:style-name="ce4" office:value-type="float" office:value="951835" calcext:value-type="float">
            <text:p>951835.00</text:p>
          </table:table-cell>
          <table:table-cell table:style-name="ce4" office:value-type="float" office:value="23011060" calcext:value-type="float">
            <text:p>23011060.00</text:p>
          </table:table-cell>
          <table:table-cell table:style-name="ce4" office:value-type="float" office:value="17698040" calcext:value-type="float">
            <text:p>17698040.00</text:p>
          </table:table-cell>
          <table:table-cell table:style-name="ce4" office:value-type="float" office:value="23819800" calcext:value-type="float">
            <text:p>23819800.00</text:p>
          </table:table-cell>
          <table:table-cell table:style-name="ce4" table:number-columns-repeated="4"/>
          <table:table-cell table:style-name="ce4" office:value-type="float" office:value="64114" calcext:value-type="float">
            <text:p>64114.00</text:p>
          </table:table-cell>
          <table:table-cell table:style-name="ce4" office:value-type="float" office:value="7012697" calcext:value-type="float">
            <text:p>7012697.00</text:p>
          </table:table-cell>
          <table:table-cell table:style-name="ce4" table:number-columns-repeated="2"/>
          <table:table-cell table:style-name="ce4" office:value-type="float" office:value="0" calcext:value-type="float">
            <text:p>0.00</text:p>
          </table:table-cell>
          <table:table-cell table:style-name="ce4" office:value-type="float" office:value="13518040" calcext:value-type="float">
            <text:p>13518040.00</text:p>
          </table:table-cell>
          <table:table-cell table:style-name="ce10" table:number-columns-repeated="2"/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14" calcext:value-type="float">
            <text:p>11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5"/>
          <table:table-cell table:number-columns-repeated="989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4" office:value-type="float" office:value="4530425" calcext:value-type="float">
            <text:p>4530425.00</text:p>
          </table:table-cell>
          <table:table-cell table:style-name="ce4" office:value-type="float" office:value="367076" calcext:value-type="float">
            <text:p>367076.00</text:p>
          </table:table-cell>
          <table:table-cell table:style-name="ce4" office:value-type="float" office:value="732464" calcext:value-type="float">
            <text:p>732464.00</text:p>
          </table:table-cell>
          <table:table-cell table:style-name="ce4" office:value-type="float" office:value="2021" calcext:value-type="float">
            <text:p>2021.00</text:p>
          </table:table-cell>
          <table:table-cell table:style-name="ce4" office:value-type="float" office:value="13896780" calcext:value-type="float">
            <text:p>13896780.00</text:p>
          </table:table-cell>
          <table:table-cell table:style-name="ce4" office:value-type="float" office:value="23155" calcext:value-type="float">
            <text:p>23155.00</text:p>
          </table:table-cell>
          <table:table-cell table:style-name="ce4" office:value-type="float" office:value="3197068" calcext:value-type="float">
            <text:p>3197068.00</text:p>
          </table:table-cell>
          <table:table-cell table:style-name="ce4" office:value-type="float" office:value="4091298" calcext:value-type="float">
            <text:p>4091298.00</text:p>
          </table:table-cell>
          <table:table-cell table:style-name="ce4" office:value-type="float" office:value="9974700" calcext:value-type="float">
            <text:p>9974700.00</text:p>
          </table:table-cell>
          <table:table-cell table:style-name="ce4" office:value-type="float" office:value="31838330" calcext:value-type="float">
            <text:p>31838330.00</text:p>
          </table:table-cell>
          <table:table-cell table:style-name="ce4" office:value-type="float" office:value="123228" calcext:value-type="float">
            <text:p>123228.00</text:p>
          </table:table-cell>
          <table:table-cell table:style-name="ce4" office:value-type="float" office:value="8627670" calcext:value-type="float">
            <text:p>8627670.00</text:p>
          </table:table-cell>
          <table:table-cell table:style-name="ce4" office:value-type="float" office:value="32168560" calcext:value-type="float">
            <text:p>32168560.00</text:p>
          </table:table-cell>
          <table:table-cell table:style-name="ce4" office:value-type="float" office:value="19295630" calcext:value-type="float">
            <text:p>19295630.00</text:p>
          </table:table-cell>
          <table:table-cell table:style-name="ce4"/>
          <table:table-cell table:style-name="ce4" office:value-type="float" office:value="8392519" calcext:value-type="float">
            <text:p>8392519.00</text:p>
          </table:table-cell>
          <table:table-cell table:style-name="ce4" office:value-type="float" office:value="451" calcext:value-type="float">
            <text:p>451.00</text:p>
          </table:table-cell>
          <table:table-cell table:style-name="ce4"/>
          <table:table-cell table:style-name="ce4" office:value-type="float" office:value="51" calcext:value-type="float">
            <text:p>51.00</text:p>
          </table:table-cell>
          <table:table-cell table:style-name="ce4" office:value-type="float" office:value="35559450" calcext:value-type="float">
            <text:p>35559450.00</text:p>
          </table:table-cell>
          <table:table-cell table:style-name="ce10" office:value-type="float" office:value="21.77" calcext:value-type="float">
            <text:p>21.77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80" calcext:value-type="float">
            <text:p>28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number-columns-repeated="989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4" office:value-type="float" office:value="2774070" calcext:value-type="float">
            <text:p>2774070.00</text:p>
          </table:table-cell>
          <table:table-cell table:style-name="ce4" office:value-type="float" office:value="322664" calcext:value-type="float">
            <text:p>322664.00</text:p>
          </table:table-cell>
          <table:table-cell table:style-name="ce4" office:value-type="float" office:value="961166" calcext:value-type="float">
            <text:p>961166.00</text:p>
          </table:table-cell>
          <table:table-cell table:style-name="ce4" office:value-type="float" office:value="101789" calcext:value-type="float">
            <text:p>101789.00</text:p>
          </table:table-cell>
          <table:table-cell table:style-name="ce4" office:value-type="float" office:value="15773200" calcext:value-type="float">
            <text:p>15773200.00</text:p>
          </table:table-cell>
          <table:table-cell table:style-name="ce4" office:value-type="float" office:value="7171" calcext:value-type="float">
            <text:p>7171.00</text:p>
          </table:table-cell>
          <table:table-cell table:style-name="ce4" office:value-type="float" office:value="1261537" calcext:value-type="float">
            <text:p>1261537.00</text:p>
          </table:table-cell>
          <table:table-cell table:style-name="ce4" office:value-type="float" office:value="10565800" calcext:value-type="float">
            <text:p>10565800.00</text:p>
          </table:table-cell>
          <table:table-cell table:style-name="ce4" office:value-type="float" office:value="9928865" calcext:value-type="float">
            <text:p>9928865.00</text:p>
          </table:table-cell>
          <table:table-cell table:style-name="ce4" office:value-type="float" office:value="19812060" calcext:value-type="float">
            <text:p>19812060.00</text:p>
          </table:table-cell>
          <table:table-cell table:style-name="ce4" office:value-type="float" office:value="1425001" calcext:value-type="float">
            <text:p>1425001.00</text:p>
          </table:table-cell>
          <table:table-cell table:style-name="ce4" office:value-type="float" office:value="17018570" calcext:value-type="float">
            <text:p>17018570.00</text:p>
          </table:table-cell>
          <table:table-cell table:style-name="ce4" office:value-type="float" office:value="25534210" calcext:value-type="float">
            <text:p>25534210.00</text:p>
          </table:table-cell>
          <table:table-cell table:style-name="ce4" office:value-type="float" office:value="24433350" calcext:value-type="float">
            <text:p>24433350.00</text:p>
          </table:table-cell>
          <table:table-cell table:style-name="ce4" office:value-type="float" office:value="431602" calcext:value-type="float">
            <text:p>431602.00</text:p>
          </table:table-cell>
          <table:table-cell table:style-name="ce4" office:value-type="float" office:value="16103510" calcext:value-type="float">
            <text:p>16103510.00</text:p>
          </table:table-cell>
          <table:table-cell table:style-name="ce4" office:value-type="float" office:value="12" calcext:value-type="float">
            <text:p>12.00</text:p>
          </table:table-cell>
          <table:table-cell table:style-name="ce4" office:value-type="float" office:value="1670407" calcext:value-type="float">
            <text:p>1670407.00</text:p>
          </table:table-cell>
          <table:table-cell table:style-name="ce4" office:value-type="float" office:value="73" calcext:value-type="float">
            <text:p>73.00</text:p>
          </table:table-cell>
          <table:table-cell table:style-name="ce4" office:value-type="float" office:value="17018570" calcext:value-type="float">
            <text:p>17018570.00</text:p>
          </table:table-cell>
          <table:table-cell table:style-name="ce11"/>
          <table:table-cell table:number-columns-repeated="3" table:style-name="ce11" office:value-type="float" office:value="0" calcext:value-type="float">
            <text:p>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1" office:value-type="float" office:value="1176652.75264311" calcext:value-type="float">
            <text:p>1176653</text:p>
          </table:table-cell>
          <table:table-cell table:style-name="ce21" office:value-type="float" office:value="412388.049512446" calcext:value-type="float">
            <text:p>412388</text:p>
          </table:table-cell>
          <table:table-cell table:style-name="ce21" office:value-type="float" office:value="170.565513145041" calcext:value-type="float">
            <text:p>171</text:p>
          </table:table-cell>
          <table:table-cell table:style-name="ce21" office:value-type="float" office:value="91.8429686165608" calcext:value-type="float">
            <text:p>92</text:p>
          </table:table-cell>
          <table:table-cell table:style-name="ce21" office:value-type="float" office:value="3909.88637824787" calcext:value-type="float">
            <text:p>3910</text:p>
          </table:table-cell>
          <table:table-cell table:number-columns-repeated="989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4" office:value-type="float" office:value="8909982" calcext:value-type="float">
            <text:p>8909982.00</text:p>
          </table:table-cell>
          <table:table-cell table:style-name="ce4" office:value-type="float" office:value="367205.3" calcext:value-type="float">
            <text:p>367205.30</text:p>
          </table:table-cell>
          <table:table-cell table:style-name="ce4" office:value-type="float" office:value="2229876" calcext:value-type="float">
            <text:p>2229876.00</text:p>
          </table:table-cell>
          <table:table-cell table:style-name="ce4" office:value-type="float" office:value="10784.4" calcext:value-type="float">
            <text:p>10784.40</text:p>
          </table:table-cell>
          <table:table-cell table:style-name="ce4" office:value-type="float" office:value="12132630" calcext:value-type="float">
            <text:p>12132630.00</text:p>
          </table:table-cell>
          <table:table-cell table:style-name="ce4" office:value-type="float" office:value="2590.36" calcext:value-type="float">
            <text:p>2590.36</text:p>
          </table:table-cell>
          <table:table-cell table:style-name="ce4" office:value-type="float" office:value="1104316" calcext:value-type="float">
            <text:p>1104316.00</text:p>
          </table:table-cell>
          <table:table-cell table:style-name="ce4" office:value-type="float" office:value="5850602" calcext:value-type="float">
            <text:p>5850602.00</text:p>
          </table:table-cell>
          <table:table-cell table:style-name="ce4" office:value-type="float" office:value="11135910" calcext:value-type="float">
            <text:p>11135910.00</text:p>
          </table:table-cell>
          <table:table-cell table:style-name="ce4" office:value-type="float" office:value="36541390" calcext:value-type="float">
            <text:p>36541390.00</text:p>
          </table:table-cell>
          <table:table-cell table:style-name="ce4" office:value-type="float" office:value="308075" calcext:value-type="float">
            <text:p>308075.00</text:p>
          </table:table-cell>
          <table:table-cell table:style-name="ce4" office:value-type="float" office:value="22258500" calcext:value-type="float">
            <text:p>22258500.00</text:p>
          </table:table-cell>
          <table:table-cell table:style-name="ce4" office:value-type="float" office:value="19645760" calcext:value-type="float">
            <text:p>19645760.00</text:p>
          </table:table-cell>
          <table:table-cell table:style-name="ce4" office:value-type="float" office:value="25052280" calcext:value-type="float">
            <text:p>25052280.00</text:p>
          </table:table-cell>
          <table:table-cell table:style-name="ce4" office:value-type="float" office:value="332372.7" calcext:value-type="float">
            <text:p>332372.70</text:p>
          </table:table-cell>
          <table:table-cell table:style-name="ce4" office:value-type="float" office:value="77396270" calcext:value-type="float">
            <text:p>77396270.00</text:p>
          </table:table-cell>
          <table:table-cell table:style-name="ce4" office:value-type="float" office:value="1378.409" calcext:value-type="float">
            <text:p>1378.41</text:p>
          </table:table-cell>
          <table:table-cell table:style-name="ce4" office:value-type="float" office:value="2376386" calcext:value-type="float">
            <text:p>2376386.00</text:p>
          </table:table-cell>
          <table:table-cell table:style-name="ce6"/>
          <table:table-cell table:style-name="ce4" office:value-type="float" office:value="25461070" calcext:value-type="float">
            <text:p>25461070.00</text:p>
          </table:table-cell>
          <table:table-cell table:style-name="ce10" office:value-type="float" office:value="25.39" calcext:value-type="float">
            <text:p>25.39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748865.996692844" calcext:value-type="float">
            <text:p>748866</text:p>
          </table:table-cell>
          <table:table-cell table:style-name="ce19" office:value-type="float" office:value="22331.3101677128" calcext:value-type="float">
            <text:p>22331</text:p>
          </table:table-cell>
          <table:table-cell table:style-name="ce19" office:value-type="float" office:value="16.631026004627" calcext:value-type="float">
            <text:p>17</text:p>
          </table:table-cell>
          <table:table-cell table:style-name="ce19" office:value-type="float" office:value="249.465390069404" calcext:value-type="float">
            <text:p>249</text:p>
          </table:table-cell>
          <table:table-cell table:style-name="ce19" office:value-type="float" office:value="3205.63026239185" calcext:value-type="float">
            <text:p>3206</text:p>
          </table:table-cell>
          <table:table-cell table:number-columns-repeated="989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4" office:value-type="float" office:value="7404299" calcext:value-type="float">
            <text:p>7404299.00</text:p>
          </table:table-cell>
          <table:table-cell table:style-name="ce4" office:value-type="float" office:value="330046.5" calcext:value-type="float">
            <text:p>330046.50</text:p>
          </table:table-cell>
          <table:table-cell table:style-name="ce4" office:value-type="float" office:value="263951.5" calcext:value-type="float">
            <text:p>263951.50</text:p>
          </table:table-cell>
          <table:table-cell table:style-name="ce4" office:value-type="float" office:value="19745.6" calcext:value-type="float">
            <text:p>19745.60</text:p>
          </table:table-cell>
          <table:table-cell table:style-name="ce4" office:value-type="float" office:value="16388320" calcext:value-type="float">
            <text:p>16388320.00</text:p>
          </table:table-cell>
          <table:table-cell table:style-name="ce4" office:value-type="float" office:value="16086.52" calcext:value-type="float">
            <text:p>16086.52</text:p>
          </table:table-cell>
          <table:table-cell table:style-name="ce4" office:value-type="float" office:value="1148010" calcext:value-type="float">
            <text:p>1148010.00</text:p>
          </table:table-cell>
          <table:table-cell table:style-name="ce4" office:value-type="float" office:value="6443412" calcext:value-type="float">
            <text:p>6443412.00</text:p>
          </table:table-cell>
          <table:table-cell table:style-name="ce4" office:value-type="float" office:value="10970990" calcext:value-type="float">
            <text:p>10970990.00</text:p>
          </table:table-cell>
          <table:table-cell table:style-name="ce4" office:value-type="float" office:value="26631510" calcext:value-type="float">
            <text:p>26631510.00</text:p>
          </table:table-cell>
          <table:table-cell table:style-name="ce4" office:value-type="float" office:value="95871.88" calcext:value-type="float">
            <text:p>95871.88</text:p>
          </table:table-cell>
          <table:table-cell table:style-name="ce4" office:value-type="float" office:value="15287460" calcext:value-type="float">
            <text:p>15287460.00</text:p>
          </table:table-cell>
          <table:table-cell table:style-name="ce4" office:value-type="float" office:value="12474020" calcext:value-type="float">
            <text:p>12474020.00</text:p>
          </table:table-cell>
          <table:table-cell table:style-name="ce4" office:value-type="float" office:value="36173140" calcext:value-type="float">
            <text:p>36173140.00</text:p>
          </table:table-cell>
          <table:table-cell table:style-name="ce4" office:value-type="float" office:value="654686" calcext:value-type="float">
            <text:p>654686.00</text:p>
          </table:table-cell>
          <table:table-cell table:style-name="ce4" office:value-type="float" office:value="22409240" calcext:value-type="float">
            <text:p>22409240.00</text:p>
          </table:table-cell>
          <table:table-cell table:style-name="ce4" office:value-type="float" office:value="5078.182" calcext:value-type="float">
            <text:p>5078.18</text:p>
          </table:table-cell>
          <table:table-cell table:style-name="ce4" office:value-type="float" office:value="1330853" calcext:value-type="float">
            <text:p>1330853.00</text:p>
          </table:table-cell>
          <table:table-cell table:style-name="ce6"/>
          <table:table-cell table:style-name="ce4" office:value-type="float" office:value="19653810" calcext:value-type="float">
            <text:p>19653810.00</text:p>
          </table:table-cell>
          <table:table-cell table:style-name="ce10" office:value-type="float" office:value="25.6" calcext:value-type="float">
            <text:p>25.6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441" calcext:value-type="float">
            <text:p>441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9" office:value-type="float" office:value="3160410.2723038" calcext:value-type="float">
            <text:p>3160410</text:p>
          </table:table-cell>
          <table:table-cell table:style-name="ce19" office:value-type="float" office:value="4478.18017765721" calcext:value-type="float">
            <text:p>4478</text:p>
          </table:table-cell>
          <table:table-cell table:style-name="ce19" office:value-type="float" office:value="10.1152827504358" calcext:value-type="float">
            <text:p>10</text:p>
          </table:table-cell>
          <table:table-cell table:style-name="ce19" office:value-type="float" office:value="1478.27632195654" calcext:value-type="float">
            <text:p>1478</text:p>
          </table:table-cell>
          <table:table-cell table:style-name="ce19" office:value-type="float" office:value="12256.8326127423" calcext:value-type="float">
            <text:p>12257</text:p>
          </table:table-cell>
          <table:table-cell table:number-columns-repeated="989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4" office:value-type="float" office:value="5459800" calcext:value-type="float">
            <text:p>5459800.00</text:p>
          </table:table-cell>
          <table:table-cell table:style-name="ce4" office:value-type="float" office:value="332046.4" calcext:value-type="float">
            <text:p>332046.40</text:p>
          </table:table-cell>
          <table:table-cell table:style-name="ce4" office:value-type="float" office:value="800889.6" calcext:value-type="float">
            <text:p>800889.60</text:p>
          </table:table-cell>
          <table:table-cell table:style-name="ce4" office:value-type="float" office:value="2370.8" calcext:value-type="float">
            <text:p>2370.80</text:p>
          </table:table-cell>
          <table:table-cell table:style-name="ce4" office:value-type="float" office:value="16317110" calcext:value-type="float">
            <text:p>16317110.00</text:p>
          </table:table-cell>
          <table:table-cell table:style-name="ce4" office:value-type="float" office:value="4180.04" calcext:value-type="float">
            <text:p>4180.04</text:p>
          </table:table-cell>
          <table:table-cell table:style-name="ce4" office:value-type="float" office:value="2360598" calcext:value-type="float">
            <text:p>2360598.00</text:p>
          </table:table-cell>
          <table:table-cell table:style-name="ce4" office:value-type="float" office:value="9080862" calcext:value-type="float">
            <text:p>9080862.00</text:p>
          </table:table-cell>
          <table:table-cell table:style-name="ce4" office:value-type="float" office:value="9457454" calcext:value-type="float">
            <text:p>9457454.00</text:p>
          </table:table-cell>
          <table:table-cell table:style-name="ce4" office:value-type="float" office:value="24906070" calcext:value-type="float">
            <text:p>24906070.00</text:p>
          </table:table-cell>
          <table:table-cell table:style-name="ce4" office:value-type="float" office:value="12590.63" calcext:value-type="float">
            <text:p>12590.63</text:p>
          </table:table-cell>
          <table:table-cell table:style-name="ce4" office:value-type="float" office:value="12133820" calcext:value-type="float">
            <text:p>12133820.00</text:p>
          </table:table-cell>
          <table:table-cell table:style-name="ce4" office:value-type="float" office:value="14217040" calcext:value-type="float">
            <text:p>14217040.00</text:p>
          </table:table-cell>
          <table:table-cell table:style-name="ce4" office:value-type="float" office:value="29466860" calcext:value-type="float">
            <text:p>29466860.00</text:p>
          </table:table-cell>
          <table:table-cell table:style-name="ce4" office:value-type="float" office:value="293301" calcext:value-type="float">
            <text:p>293301.00</text:p>
          </table:table-cell>
          <table:table-cell table:style-name="ce4" office:value-type="float" office:value="14670430" calcext:value-type="float">
            <text:p>14670430.00</text:p>
          </table:table-cell>
          <table:table-cell table:style-name="ce4" office:value-type="float" office:value="526.7727" calcext:value-type="float">
            <text:p>526.77</text:p>
          </table:table-cell>
          <table:table-cell table:style-name="ce4" office:value-type="float" office:value="2104420" calcext:value-type="float">
            <text:p>2104420.00</text:p>
          </table:table-cell>
          <table:table-cell table:style-name="ce7"/>
          <table:table-cell table:style-name="ce4" office:value-type="float" office:value="10082720" calcext:value-type="float">
            <text:p>10082720.00</text:p>
          </table:table-cell>
          <table:table-cell table:style-name="ce10" office:value-type="float" office:value="28.74" calcext:value-type="float">
            <text:p>28.74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246" calcext:value-type="float">
            <text:p>24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9" office:value-type="float" office:value="1392148.21368019" calcext:value-type="float">
            <text:p>1392148</text:p>
          </table:table-cell>
          <table:table-cell table:style-name="ce19" office:value-type="float" office:value="5321.5149006773" calcext:value-type="float">
            <text:p>5322</text:p>
          </table:table-cell>
          <table:table-cell table:style-name="ce19" office:value-type="float" office:value="486.042017278156" calcext:value-type="float">
            <text:p>486</text:p>
          </table:table-cell>
          <table:table-cell table:style-name="ce19" office:value-type="float" office:value="259.79591012036" calcext:value-type="float">
            <text:p>260</text:p>
          </table:table-cell>
          <table:table-cell table:style-name="ce19" office:value-type="float" office:value="3400.57361823106" calcext:value-type="float">
            <text:p>3401</text:p>
          </table:table-cell>
          <table:table-cell table:number-columns-repeated="989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4" office:value-type="float" office:value="6085280" calcext:value-type="float">
            <text:p>6085280.00</text:p>
          </table:table-cell>
          <table:table-cell table:style-name="ce4" office:value-type="float" office:value="303750.2" calcext:value-type="float">
            <text:p>303750.20</text:p>
          </table:table-cell>
          <table:table-cell table:style-name="ce4" office:value-type="float" office:value="1462500" calcext:value-type="float">
            <text:p>1462500.00</text:p>
          </table:table-cell>
          <table:table-cell table:style-name="ce4" office:value-type="float" office:value="4335.6" calcext:value-type="float">
            <text:p>4335.60</text:p>
          </table:table-cell>
          <table:table-cell table:style-name="ce4" office:value-type="float" office:value="16255100" calcext:value-type="float">
            <text:p>16255100.00</text:p>
          </table:table-cell>
          <table:table-cell table:style-name="ce4" office:value-type="float" office:value="2483.72" calcext:value-type="float">
            <text:p>2483.72</text:p>
          </table:table-cell>
          <table:table-cell table:style-name="ce4" office:value-type="float" office:value="2118257" calcext:value-type="float">
            <text:p>2118257.00</text:p>
          </table:table-cell>
          <table:table-cell table:style-name="ce4" office:value-type="float" office:value="7664508" calcext:value-type="float">
            <text:p>7664508.00</text:p>
          </table:table-cell>
          <table:table-cell table:style-name="ce4" office:value-type="float" office:value="9365281" calcext:value-type="float">
            <text:p>9365281.00</text:p>
          </table:table-cell>
          <table:table-cell table:style-name="ce4" office:value-type="float" office:value="29069760" calcext:value-type="float">
            <text:p>29069760.00</text:p>
          </table:table-cell>
          <table:table-cell table:style-name="ce4" office:value-type="float" office:value="105975" calcext:value-type="float">
            <text:p>105975.00</text:p>
          </table:table-cell>
          <table:table-cell table:style-name="ce4" office:value-type="float" office:value="13009450" calcext:value-type="float">
            <text:p>13009450.00</text:p>
          </table:table-cell>
          <table:table-cell table:style-name="ce4" office:value-type="float" office:value="12173180" calcext:value-type="float">
            <text:p>12173180.00</text:p>
          </table:table-cell>
          <table:table-cell table:style-name="ce4" office:value-type="float" office:value="32970360" calcext:value-type="float">
            <text:p>32970360.00</text:p>
          </table:table-cell>
          <table:table-cell table:style-name="ce4" office:value-type="float" office:value="1630688" calcext:value-type="float">
            <text:p>1630688.00</text:p>
          </table:table-cell>
          <table:table-cell table:style-name="ce4" office:value-type="float" office:value="24186530" calcext:value-type="float">
            <text:p>24186530.00</text:p>
          </table:table-cell>
          <table:table-cell table:style-name="ce4" office:value-type="float" office:value="4226.136" calcext:value-type="float">
            <text:p>4226.14</text:p>
          </table:table-cell>
          <table:table-cell table:style-name="ce4" office:value-type="float" office:value="2492024" calcext:value-type="float">
            <text:p>2492024.00</text:p>
          </table:table-cell>
          <table:table-cell table:style-name="ce6"/>
          <table:table-cell table:style-name="ce4" office:value-type="float" office:value="16593790" calcext:value-type="float">
            <text:p>16593790.00</text:p>
          </table:table-cell>
          <table:table-cell table:style-name="ce10" office:value-type="float" office:value="24.74" calcext:value-type="float">
            <text:p>24.74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727" calcext:value-type="float">
            <text:p>1727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9" office:value-type="float" office:value="527323.044280259" calcext:value-type="float">
            <text:p>527323</text:p>
          </table:table-cell>
          <table:table-cell table:style-name="ce19" office:value-type="float" office:value="32377.6419231652" calcext:value-type="float">
            <text:p>32378</text:p>
          </table:table-cell>
          <table:table-cell table:style-name="ce19" office:value-type="float" office:value="93.3914315432926" calcext:value-type="float">
            <text:p>93</text:p>
          </table:table-cell>
          <table:table-cell table:style-name="ce19" office:value-type="float" office:value="361.891797230259" calcext:value-type="float">
            <text:p>362</text:p>
          </table:table-cell>
          <table:table-cell table:style-name="ce19" office:value-type="float" office:value="3974.97280506139" calcext:value-type="float">
            <text:p>3975</text:p>
          </table:table-cell>
          <table:table-cell table:number-columns-repeated="989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4" office:value-type="float" office:value="5281176" calcext:value-type="float">
            <text:p>5281176.00</text:p>
          </table:table-cell>
          <table:table-cell table:style-name="ce4" office:value-type="float" office:value="427110.4" calcext:value-type="float">
            <text:p>427110.40</text:p>
          </table:table-cell>
          <table:table-cell table:style-name="ce4" office:value-type="float" office:value="1238010" calcext:value-type="float">
            <text:p>1238010.00</text:p>
          </table:table-cell>
          <table:table-cell table:style-name="ce4" office:value-type="float" office:value="2206.4" calcext:value-type="float">
            <text:p>2206.40</text:p>
          </table:table-cell>
          <table:table-cell table:style-name="ce4" office:value-type="float" office:value="31285700" calcext:value-type="float">
            <text:p>31285700.00</text:p>
          </table:table-cell>
          <table:table-cell table:style-name="ce4" office:value-type="float" office:value="1365.24" calcext:value-type="float">
            <text:p>1365.24</text:p>
          </table:table-cell>
          <table:table-cell table:style-name="ce4" office:value-type="float" office:value="4183004" calcext:value-type="float">
            <text:p>4183004.00</text:p>
          </table:table-cell>
          <table:table-cell table:style-name="ce4" office:value-type="float" office:value="10340740" calcext:value-type="float">
            <text:p>10340740.00</text:p>
          </table:table-cell>
          <table:table-cell table:style-name="ce4" office:value-type="float" office:value="15383470" calcext:value-type="float">
            <text:p>15383470.00</text:p>
          </table:table-cell>
          <table:table-cell table:style-name="ce4" office:value-type="float" office:value="18766740" calcext:value-type="float">
            <text:p>18766740.00</text:p>
          </table:table-cell>
          <table:table-cell table:style-name="ce4"/>
          <table:table-cell table:style-name="ce4" office:value-type="float" office:value="2832384" calcext:value-type="float">
            <text:p>2832384.00</text:p>
          </table:table-cell>
          <table:table-cell table:style-name="ce4" office:value-type="float" office:value="2892133" calcext:value-type="float">
            <text:p>2892133.00</text:p>
          </table:table-cell>
          <table:table-cell table:style-name="ce4" office:value-type="float" office:value="10495180" calcext:value-type="float">
            <text:p>10495180.00</text:p>
          </table:table-cell>
          <table:table-cell table:style-name="ce4" office:value-type="float" office:value="1768041" calcext:value-type="float">
            <text:p>1768041.00</text:p>
          </table:table-cell>
          <table:table-cell table:style-name="ce4" office:value-type="float" office:value="50398680" calcext:value-type="float">
            <text:p>50398680.00</text:p>
          </table:table-cell>
          <table:table-cell table:style-name="ce4" office:value-type="float" office:value="11534.41" calcext:value-type="float">
            <text:p>11534.41</text:p>
          </table:table-cell>
          <table:table-cell table:style-name="ce4" office:value-type="float" office:value="2660595" calcext:value-type="float">
            <text:p>2660595.00</text:p>
          </table:table-cell>
          <table:table-cell table:style-name="ce6"/>
          <table:table-cell table:style-name="ce4" office:value-type="float" office:value="29901540" calcext:value-type="float">
            <text:p>29901540.00</text:p>
          </table:table-cell>
          <table:table-cell table:style-name="ce10" office:value-type="float" office:value="26.83" calcext:value-type="float">
            <text:p>26.83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5"/>
          <table:table-cell table:number-columns-repeated="989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4" office:value-type="float" office:value="3987269" calcext:value-type="float">
            <text:p>3987269.00</text:p>
          </table:table-cell>
          <table:table-cell table:style-name="ce4" office:value-type="float" office:value="301933.8" calcext:value-type="float">
            <text:p>301933.80</text:p>
          </table:table-cell>
          <table:table-cell table:style-name="ce4" office:value-type="float" office:value="4059416" calcext:value-type="float">
            <text:p>4059416.00</text:p>
          </table:table-cell>
          <table:table-cell table:style-name="ce4" office:value-type="float" office:value="88996.8" calcext:value-type="float">
            <text:p>88996.80</text:p>
          </table:table-cell>
          <table:table-cell table:style-name="ce4" office:value-type="float" office:value="21066450" calcext:value-type="float">
            <text:p>21066450.00</text:p>
          </table:table-cell>
          <table:table-cell table:style-name="ce4" office:value-type="float" office:value="1587.2" calcext:value-type="float">
            <text:p>1587.20</text:p>
          </table:table-cell>
          <table:table-cell table:style-name="ce4" office:value-type="float" office:value="1285929" calcext:value-type="float">
            <text:p>1285929.00</text:p>
          </table:table-cell>
          <table:table-cell table:style-name="ce4" office:value-type="float" office:value="6852990" calcext:value-type="float">
            <text:p>6852990.00</text:p>
          </table:table-cell>
          <table:table-cell table:style-name="ce4" office:value-type="float" office:value="10907960" calcext:value-type="float">
            <text:p>10907960.00</text:p>
          </table:table-cell>
          <table:table-cell table:style-name="ce4" office:value-type="float" office:value="37843210" calcext:value-type="float">
            <text:p>37843210.00</text:p>
          </table:table-cell>
          <table:table-cell table:style-name="ce4" office:value-type="float" office:value="1562613" calcext:value-type="float">
            <text:p>1562613.00</text:p>
          </table:table-cell>
          <table:table-cell table:style-name="ce4" office:value-type="float" office:value="17923130" calcext:value-type="float">
            <text:p>17923130.00</text:p>
          </table:table-cell>
          <table:table-cell table:style-name="ce4" office:value-type="float" office:value="37983400" calcext:value-type="float">
            <text:p>37983400.00</text:p>
          </table:table-cell>
          <table:table-cell table:style-name="ce4" office:value-type="float" office:value="49113300" calcext:value-type="float">
            <text:p>49113300.00</text:p>
          </table:table-cell>
          <table:table-cell table:style-name="ce4" office:value-type="float" office:value="575835.3" calcext:value-type="float">
            <text:p>575835.30</text:p>
          </table:table-cell>
          <table:table-cell table:style-name="ce4" office:value-type="float" office:value="84370380" calcext:value-type="float">
            <text:p>84370380.00</text:p>
          </table:table-cell>
          <table:table-cell table:style-name="ce4" office:value-type="float" office:value="5875.773" calcext:value-type="float">
            <text:p>5875.77</text:p>
          </table:table-cell>
          <table:table-cell table:style-name="ce4" office:value-type="float" office:value="2218849" calcext:value-type="float">
            <text:p>2218849.00</text:p>
          </table:table-cell>
          <table:table-cell table:style-name="ce7"/>
          <table:table-cell table:style-name="ce4" office:value-type="float" office:value="24442580" calcext:value-type="float">
            <text:p>24442580.00</text:p>
          </table:table-cell>
          <table:table-cell table:style-name="ce10"/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48" calcext:value-type="float">
            <text:p>4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9" office:value-type="float" office:value="8123798.13558346" calcext:value-type="float">
            <text:p>8123798</text:p>
          </table:table-cell>
          <table:table-cell table:style-name="ce19" office:value-type="float" office:value="492454.331120878" calcext:value-type="float">
            <text:p>49245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70.136606470289" calcext:value-type="float">
            <text:p>170</text:p>
          </table:table-cell>
          <table:table-cell table:style-name="ce19" office:value-type="float" office:value="9120.53736828228" calcext:value-type="float">
            <text:p>9121</text:p>
          </table:table-cell>
          <table:table-cell table:number-columns-repeated="989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4" office:value-type="float" office:value="1761378" calcext:value-type="float">
            <text:p>1761378.00</text:p>
          </table:table-cell>
          <table:table-cell table:style-name="ce4" office:value-type="float" office:value="210361.1" calcext:value-type="float">
            <text:p>210361.10</text:p>
          </table:table-cell>
          <table:table-cell table:style-name="ce4" office:value-type="float" office:value="1298076" calcext:value-type="float">
            <text:p>1298076.00</text:p>
          </table:table-cell>
          <table:table-cell table:style-name="ce4"/>
          <table:table-cell table:style-name="ce4" office:value-type="float" office:value="24739710" calcext:value-type="float">
            <text:p>24739710.00</text:p>
          </table:table-cell>
          <table:table-cell table:style-name="ce4" office:value-type="float" office:value="1904.64" calcext:value-type="float">
            <text:p>1904.64</text:p>
          </table:table-cell>
          <table:table-cell table:style-name="ce4" office:value-type="float" office:value="1781801" calcext:value-type="float">
            <text:p>1781801.00</text:p>
          </table:table-cell>
          <table:table-cell table:style-name="ce4" office:value-type="float" office:value="6302356" calcext:value-type="float">
            <text:p>6302356.00</text:p>
          </table:table-cell>
          <table:table-cell table:style-name="ce4" office:value-type="float" office:value="8917726" calcext:value-type="float">
            <text:p>8917726.00</text:p>
          </table:table-cell>
          <table:table-cell table:style-name="ce4" office:value-type="float" office:value="29228800" calcext:value-type="float">
            <text:p>29228800.00</text:p>
          </table:table-cell>
          <table:table-cell table:style-name="ce4"/>
          <table:table-cell table:style-name="ce4" office:value-type="float" office:value="8392189" calcext:value-type="float">
            <text:p>8392189.00</text:p>
          </table:table-cell>
          <table:table-cell table:style-name="ce4" office:value-type="float" office:value="19865240" calcext:value-type="float">
            <text:p>19865240.00</text:p>
          </table:table-cell>
          <table:table-cell table:style-name="ce4" office:value-type="float" office:value="23002080" calcext:value-type="float">
            <text:p>23002080.00</text:p>
          </table:table-cell>
          <table:table-cell table:style-name="ce4" office:value-type="float" office:value="933704" calcext:value-type="float">
            <text:p>933704.00</text:p>
          </table:table-cell>
          <table:table-cell table:style-name="ce4" office:value-type="float" office:value="44099030" calcext:value-type="float">
            <text:p>44099030.00</text:p>
          </table:table-cell>
          <table:table-cell table:style-name="ce4" office:value-type="float" office:value="2081.955" calcext:value-type="float">
            <text:p>2081.96</text:p>
          </table:table-cell>
          <table:table-cell table:style-name="ce4" office:value-type="float" office:value="3140149" calcext:value-type="float">
            <text:p>3140149.00</text:p>
          </table:table-cell>
          <table:table-cell table:style-name="ce7"/>
          <table:table-cell table:style-name="ce4" office:value-type="float" office:value="30966560" calcext:value-type="float">
            <text:p>30966560.00</text:p>
          </table:table-cell>
          <table:table-cell table:style-name="ce10"/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7" calcext:value-type="float">
            <text:p>7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9" office:value-type="float" office:value="1044577.77865537" calcext:value-type="float">
            <text:p>1044578</text:p>
          </table:table-cell>
          <table:table-cell table:style-name="ce19" office:value-type="float" office:value="4699849.07666443" calcext:value-type="float">
            <text:p>4699849</text:p>
          </table:table-cell>
          <table:table-cell table:style-name="ce19" office:value-type="float" office:value="3549.83807318581" calcext:value-type="float">
            <text:p>355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534.6678250098" calcext:value-type="float">
            <text:p>3535</text:p>
          </table:table-cell>
          <table:table-cell table:number-columns-repeated="989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4"/>
          <table:table-cell table:style-name="ce4" office:value-type="float" office:value="179794.5" calcext:value-type="float">
            <text:p>179794.50</text:p>
          </table:table-cell>
          <table:table-cell table:style-name="ce4" office:value-type="float" office:value="1309974" calcext:value-type="float">
            <text:p>1309974.00</text:p>
          </table:table-cell>
          <table:table-cell table:style-name="ce4" office:value-type="float" office:value="78065.2" calcext:value-type="float">
            <text:p>78065.20</text:p>
          </table:table-cell>
          <table:table-cell table:style-name="ce4" office:value-type="float" office:value="13504240" calcext:value-type="float">
            <text:p>13504240.00</text:p>
          </table:table-cell>
          <table:table-cell table:style-name="ce4" office:value-type="float" office:value="399.28" calcext:value-type="float">
            <text:p>399.28</text:p>
          </table:table-cell>
          <table:table-cell table:style-name="ce4" office:value-type="float" office:value="2399565" calcext:value-type="float">
            <text:p>2399565.00</text:p>
          </table:table-cell>
          <table:table-cell table:style-name="ce4" office:value-type="float" office:value="8315282" calcext:value-type="float">
            <text:p>8315282.00</text:p>
          </table:table-cell>
          <table:table-cell table:style-name="ce4" office:value-type="float" office:value="12274010" calcext:value-type="float">
            <text:p>12274010.00</text:p>
          </table:table-cell>
          <table:table-cell table:style-name="ce4" office:value-type="float" office:value="26217580" calcext:value-type="float">
            <text:p>26217580.00</text:p>
          </table:table-cell>
          <table:table-cell table:style-name="ce4" office:value-type="float" office:value="497806.3" calcext:value-type="float">
            <text:p>497806.30</text:p>
          </table:table-cell>
          <table:table-cell table:style-name="ce4" office:value-type="float" office:value="8497766" calcext:value-type="float">
            <text:p>8497766.00</text:p>
          </table:table-cell>
          <table:table-cell table:style-name="ce4" office:value-type="float" office:value="27583000" calcext:value-type="float">
            <text:p>27583000.00</text:p>
          </table:table-cell>
          <table:table-cell table:style-name="ce4" office:value-type="float" office:value="21448640" calcext:value-type="float">
            <text:p>21448640.00</text:p>
          </table:table-cell>
          <table:table-cell table:style-name="ce4" office:value-type="float" office:value="1763730" calcext:value-type="float">
            <text:p>1763730.00</text:p>
          </table:table-cell>
          <table:table-cell table:style-name="ce4" office:value-type="float" office:value="13038320" calcext:value-type="float">
            <text:p>13038320.00</text:p>
          </table:table-cell>
          <table:table-cell table:style-name="ce4" office:value-type="float" office:value="1442.636" calcext:value-type="float">
            <text:p>1442.64</text:p>
          </table:table-cell>
          <table:table-cell table:style-name="ce4" office:value-type="float" office:value="4850215" calcext:value-type="float">
            <text:p>4850215.00</text:p>
          </table:table-cell>
          <table:table-cell table:style-name="ce7"/>
          <table:table-cell table:style-name="ce4" office:value-type="float" office:value="30352090" calcext:value-type="float">
            <text:p>30352090.00</text:p>
          </table:table-cell>
          <table:table-cell table:number-columns-repeated="2"/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300" calcext:value-type="float">
            <text:p>130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number-columns-repeated="989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4" office:value-type="float" office:value="7038662" calcext:value-type="float">
            <text:p>7038662.00</text:p>
          </table:table-cell>
          <table:table-cell table:style-name="ce4"/>
          <table:table-cell table:style-name="ce4" office:value-type="float" office:value="2395690" calcext:value-type="float">
            <text:p>2395690.00</text:p>
          </table:table-cell>
          <table:table-cell table:style-name="ce4" office:value-type="float" office:value="7873.6" calcext:value-type="float">
            <text:p>7873.60</text:p>
          </table:table-cell>
          <table:table-cell table:style-name="ce4" office:value-type="float" office:value="31873050" calcext:value-type="float">
            <text:p>31873050.00</text:p>
          </table:table-cell>
          <table:table-cell table:style-name="ce4" office:value-type="float" office:value="5691.6" calcext:value-type="float">
            <text:p>5691.60</text:p>
          </table:table-cell>
          <table:table-cell table:style-name="ce4" office:value-type="float" office:value="1569963" calcext:value-type="float">
            <text:p>1569963.00</text:p>
          </table:table-cell>
          <table:table-cell table:style-name="ce4" office:value-type="float" office:value="8904275" calcext:value-type="float">
            <text:p>8904275.00</text:p>
          </table:table-cell>
          <table:table-cell table:style-name="ce4" office:value-type="float" office:value="17594360" calcext:value-type="float">
            <text:p>17594360.00</text:p>
          </table:table-cell>
          <table:table-cell table:style-name="ce4" office:value-type="float" office:value="32887010" calcext:value-type="float">
            <text:p>32887010.00</text:p>
          </table:table-cell>
          <table:table-cell table:style-name="ce4" office:value-type="float" office:value="141059.4" calcext:value-type="float">
            <text:p>141059.40</text:p>
          </table:table-cell>
          <table:table-cell table:style-name="ce4" office:value-type="float" office:value="32734660" calcext:value-type="float">
            <text:p>32734660.00</text:p>
          </table:table-cell>
          <table:table-cell table:style-name="ce4" office:value-type="float" office:value="39149830" calcext:value-type="float">
            <text:p>39149830.00</text:p>
          </table:table-cell>
          <table:table-cell table:style-name="ce4" office:value-type="float" office:value="44929320" calcext:value-type="float">
            <text:p>44929320.00</text:p>
          </table:table-cell>
          <table:table-cell table:style-name="ce4" office:value-type="float" office:value="451864.7" calcext:value-type="float">
            <text:p>451864.70</text:p>
          </table:table-cell>
          <table:table-cell table:style-name="ce4" office:value-type="float" office:value="70826980" calcext:value-type="float">
            <text:p>70826980.00</text:p>
          </table:table-cell>
          <table:table-cell table:style-name="ce4"/>
          <table:table-cell table:style-name="ce4" office:value-type="float" office:value="3681880" calcext:value-type="float">
            <text:p>3681880.00</text:p>
          </table:table-cell>
          <table:table-cell table:style-name="ce6"/>
          <table:table-cell table:style-name="ce4" office:value-type="float" office:value="41964600" calcext:value-type="float">
            <text:p>41964600.00</text:p>
          </table:table-cell>
          <table:table-cell table:number-columns-repeated="2"/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9" office:value-type="float" office:value="1555327.1850356" calcext:value-type="float">
            <text:p>1555327</text:p>
          </table:table-cell>
          <table:table-cell table:style-name="ce19" office:value-type="float" office:value="2736.07740426925" calcext:value-type="float">
            <text:p>2736</text:p>
          </table:table-cell>
          <table:table-cell table:style-name="ce19" office:value-type="float" office:value="765.924580806764" calcext:value-type="float">
            <text:p>766</text:p>
          </table:table-cell>
          <table:table-cell table:style-name="ce19" office:value-type="float" office:value="261.211273223116" calcext:value-type="float">
            <text:p>261</text:p>
          </table:table-cell>
          <table:table-cell table:style-name="ce19" office:value-type="float" office:value="1168.80976493055" calcext:value-type="float">
            <text:p>1169</text:p>
          </table:table-cell>
          <table:table-cell table:number-columns-repeated="989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4" office:value-type="float" office:value="7594451" calcext:value-type="float">
            <text:p>7594451.00</text:p>
          </table:table-cell>
          <table:table-cell table:style-name="ce4" office:value-type="float" office:value="201628.4" calcext:value-type="float">
            <text:p>201628.40</text:p>
          </table:table-cell>
          <table:table-cell table:style-name="ce4" office:value-type="float" office:value="2029737" calcext:value-type="float">
            <text:p>2029737.00</text:p>
          </table:table-cell>
          <table:table-cell table:style-name="ce4" office:value-type="float" office:value="887.6" calcext:value-type="float">
            <text:p>887.60</text:p>
          </table:table-cell>
          <table:table-cell table:style-name="ce4" office:value-type="float" office:value="19424280" calcext:value-type="float">
            <text:p>19424280.00</text:p>
          </table:table-cell>
          <table:table-cell table:style-name="ce4" office:value-type="float" office:value="16370.48" calcext:value-type="float">
            <text:p>16370.48</text:p>
          </table:table-cell>
          <table:table-cell table:style-name="ce4" office:value-type="float" office:value="3055966" calcext:value-type="float">
            <text:p>3055966.00</text:p>
          </table:table-cell>
          <table:table-cell table:style-name="ce4" office:value-type="float" office:value="5640938" calcext:value-type="float">
            <text:p>5640938.00</text:p>
          </table:table-cell>
          <table:table-cell table:style-name="ce4" office:value-type="float" office:value="10401830" calcext:value-type="float">
            <text:p>10401830.00</text:p>
          </table:table-cell>
          <table:table-cell table:style-name="ce4" office:value-type="float" office:value="24984940" calcext:value-type="float">
            <text:p>24984940.00</text:p>
          </table:table-cell>
          <table:table-cell table:style-name="ce4" office:value-type="float" office:value="507406.3" calcext:value-type="float">
            <text:p>507406.30</text:p>
          </table:table-cell>
          <table:table-cell table:style-name="ce4" office:value-type="float" office:value="8832436" calcext:value-type="float">
            <text:p>8832436.00</text:p>
          </table:table-cell>
          <table:table-cell table:style-name="ce4" office:value-type="float" office:value="20035250" calcext:value-type="float">
            <text:p>20035250.00</text:p>
          </table:table-cell>
          <table:table-cell table:style-name="ce4" office:value-type="float" office:value="25573200" calcext:value-type="float">
            <text:p>25573200.00</text:p>
          </table:table-cell>
          <table:table-cell table:style-name="ce4" office:value-type="float" office:value="659942.3" calcext:value-type="float">
            <text:p>659942.30</text:p>
          </table:table-cell>
          <table:table-cell table:style-name="ce4" office:value-type="float" office:value="5182681" calcext:value-type="float">
            <text:p>5182681.00</text:p>
          </table:table-cell>
          <table:table-cell table:style-name="ce4" office:value-type="float" office:value="1016.636" calcext:value-type="float">
            <text:p>1016.64</text:p>
          </table:table-cell>
          <table:table-cell table:style-name="ce4" office:value-type="float" office:value="2225808" calcext:value-type="float">
            <text:p>2225808.00</text:p>
          </table:table-cell>
          <table:table-cell table:style-name="ce6"/>
          <table:table-cell table:style-name="ce4" office:value-type="float" office:value="12125900" calcext:value-type="float">
            <text:p>12125900.0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9" office:value-type="float" office:value="3562337.09148977" calcext:value-type="float">
            <text:p>3562337</text:p>
          </table:table-cell>
          <table:table-cell table:style-name="ce19" office:value-type="float" office:value="355483.129508134" calcext:value-type="float">
            <text:p>355483</text:p>
          </table:table-cell>
          <table:table-cell table:style-name="ce19" office:value-type="float" office:value="90.0304132432646" calcext:value-type="float">
            <text:p>90</text:p>
          </table:table-cell>
          <table:table-cell table:style-name="ce19" office:value-type="float" office:value="718.286123049524" calcext:value-type="float">
            <text:p>718</text:p>
          </table:table-cell>
          <table:table-cell table:style-name="ce19" office:value-type="float" office:value="4204.02886188114" calcext:value-type="float">
            <text:p>4204</text:p>
          </table:table-cell>
          <table:table-cell table:number-columns-repeated="989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4" office:value-type="float" office:value="4194012" calcext:value-type="float">
            <text:p>4194012.00</text:p>
          </table:table-cell>
          <table:table-cell table:style-name="ce4" office:value-type="float" office:value="224472.2" calcext:value-type="float">
            <text:p>224472.20</text:p>
          </table:table-cell>
          <table:table-cell table:style-name="ce4" office:value-type="float" office:value="947487.5" calcext:value-type="float">
            <text:p>947487.50</text:p>
          </table:table-cell>
          <table:table-cell table:style-name="ce4" office:value-type="float" office:value="2754" calcext:value-type="float">
            <text:p>2754.00</text:p>
          </table:table-cell>
          <table:table-cell table:style-name="ce4" office:value-type="float" office:value="18336400" calcext:value-type="float">
            <text:p>18336400.00</text:p>
          </table:table-cell>
          <table:table-cell table:style-name="ce4" office:value-type="float" office:value="1966.64" calcext:value-type="float">
            <text:p>1966.64</text:p>
          </table:table-cell>
          <table:table-cell table:style-name="ce4" office:value-type="float" office:value="1865580" calcext:value-type="float">
            <text:p>1865580.00</text:p>
          </table:table-cell>
          <table:table-cell table:style-name="ce4" office:value-type="float" office:value="5920940" calcext:value-type="float">
            <text:p>5920940.00</text:p>
          </table:table-cell>
          <table:table-cell table:style-name="ce4" office:value-type="float" office:value="6393875" calcext:value-type="float">
            <text:p>6393875.00</text:p>
          </table:table-cell>
          <table:table-cell table:style-name="ce4" office:value-type="float" office:value="29358440" calcext:value-type="float">
            <text:p>29358440.00</text:p>
          </table:table-cell>
          <table:table-cell table:style-name="ce4" office:value-type="float" office:value="35203.13" calcext:value-type="float">
            <text:p>35203.13</text:p>
          </table:table-cell>
          <table:table-cell table:style-name="ce4" office:value-type="float" office:value="11705870" calcext:value-type="float">
            <text:p>11705870.00</text:p>
          </table:table-cell>
          <table:table-cell table:style-name="ce4" office:value-type="float" office:value="19461110" calcext:value-type="float">
            <text:p>19461110.00</text:p>
          </table:table-cell>
          <table:table-cell table:style-name="ce4" office:value-type="float" office:value="30516400" calcext:value-type="float">
            <text:p>30516400.00</text:p>
          </table:table-cell>
          <table:table-cell table:style-name="ce4" office:value-type="float" office:value="234810" calcext:value-type="float">
            <text:p>234810.00</text:p>
          </table:table-cell>
          <table:table-cell table:style-name="ce4" office:value-type="float" office:value="6129958" calcext:value-type="float">
            <text:p>6129958.00</text:p>
          </table:table-cell>
          <table:table-cell table:style-name="ce4" office:value-type="float" office:value="952.3636" calcext:value-type="float">
            <text:p>952.36</text:p>
          </table:table-cell>
          <table:table-cell table:style-name="ce4" office:value-type="float" office:value="1322879" calcext:value-type="float">
            <text:p>1322879.00</text:p>
          </table:table-cell>
          <table:table-cell table:style-name="ce6"/>
          <table:table-cell table:style-name="ce4" office:value-type="float" office:value="7017170" calcext:value-type="float">
            <text:p>7017170.00</text:p>
          </table:table-cell>
          <table:table-cell table:number-columns-repeated="2"/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3" calcext:value-type="float">
            <text:p>6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9" office:value-type="float" office:value="647546.507007868" calcext:value-type="float">
            <text:p>647547</text:p>
          </table:table-cell>
          <table:table-cell table:style-name="ce19" office:value-type="float" office:value="37181.0480208091" calcext:value-type="float">
            <text:p>37181</text:p>
          </table:table-cell>
          <table:table-cell table:style-name="ce19" office:value-type="float" office:value="39.2619303282039" calcext:value-type="float">
            <text:p>39</text:p>
          </table:table-cell>
          <table:table-cell table:style-name="ce19" office:value-type="float" office:value="496.128028692758" calcext:value-type="float">
            <text:p>496</text:p>
          </table:table-cell>
          <table:table-cell table:style-name="ce19" office:value-type="float" office:value="2015.61572191416" calcext:value-type="float">
            <text:p>2016</text:p>
          </table:table-cell>
          <table:table-cell table:number-columns-repeated="989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4" office:value-type="float" office:value="6371207" calcext:value-type="float">
            <text:p>6371207.00</text:p>
          </table:table-cell>
          <table:table-cell table:style-name="ce4" office:value-type="float" office:value="247728.5" calcext:value-type="float">
            <text:p>247728.50</text:p>
          </table:table-cell>
          <table:table-cell table:style-name="ce4" office:value-type="float" office:value="409888.6" calcext:value-type="float">
            <text:p>409888.60</text:p>
          </table:table-cell>
          <table:table-cell table:style-name="ce4" office:value-type="float" office:value="79.6" calcext:value-type="float">
            <text:p>79.60</text:p>
          </table:table-cell>
          <table:table-cell table:style-name="ce4" office:value-type="float" office:value="11051840" calcext:value-type="float">
            <text:p>11051840.00</text:p>
          </table:table-cell>
          <table:table-cell table:style-name="ce4" office:value-type="float" office:value="46139.16" calcext:value-type="float">
            <text:p>46139.16</text:p>
          </table:table-cell>
          <table:table-cell table:style-name="ce4" office:value-type="float" office:value="1380136" calcext:value-type="float">
            <text:p>1380136.00</text:p>
          </table:table-cell>
          <table:table-cell table:style-name="ce4" office:value-type="float" office:value="6012894" calcext:value-type="float">
            <text:p>6012894.00</text:p>
          </table:table-cell>
          <table:table-cell table:style-name="ce4" office:value-type="float" office:value="5597318" calcext:value-type="float">
            <text:p>5597318.00</text:p>
          </table:table-cell>
          <table:table-cell table:style-name="ce4" office:value-type="float" office:value="15755530" calcext:value-type="float">
            <text:p>15755530.00</text:p>
          </table:table-cell>
          <table:table-cell table:style-name="ce4" office:value-type="float" office:value="1935769" calcext:value-type="float">
            <text:p>1935769.00</text:p>
          </table:table-cell>
          <table:table-cell table:style-name="ce4" office:value-type="float" office:value="11058890" calcext:value-type="float">
            <text:p>11058890.00</text:p>
          </table:table-cell>
          <table:table-cell table:style-name="ce4" office:value-type="float" office:value="6509422" calcext:value-type="float">
            <text:p>6509422.00</text:p>
          </table:table-cell>
          <table:table-cell table:style-name="ce4" office:value-type="float" office:value="18110550" calcext:value-type="float">
            <text:p>18110550.00</text:p>
          </table:table-cell>
          <table:table-cell table:style-name="ce4" office:value-type="float" office:value="434954.7" calcext:value-type="float">
            <text:p>434954.70</text:p>
          </table:table-cell>
          <table:table-cell table:style-name="ce4" office:value-type="float" office:value="5087176" calcext:value-type="float">
            <text:p>5087176.00</text:p>
          </table:table-cell>
          <table:table-cell table:style-name="ce4" office:value-type="float" office:value="664.7727" calcext:value-type="float">
            <text:p>664.77</text:p>
          </table:table-cell>
          <table:table-cell table:style-name="ce4" office:value-type="float" office:value="1164821" calcext:value-type="float">
            <text:p>1164821.00</text:p>
          </table:table-cell>
          <table:table-cell table:style-name="ce6"/>
          <table:table-cell table:style-name="ce4" office:value-type="float" office:value="8370720" calcext:value-type="float">
            <text:p>8370720.00</text:p>
          </table:table-cell>
          <table:table-cell table:number-columns-repeated="2"/>
          <table:table-cell table:number-columns-repeated="2" table:style-name="ce10" office:value-type="float" office:value="0" calcext:value-type="float">
            <text:p>0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9" office:value-type="float" office:value="769702.780898532" calcext:value-type="float">
            <text:p>769703</text:p>
          </table:table-cell>
          <table:table-cell table:style-name="ce19" office:value-type="float" office:value="523.608440144014" calcext:value-type="float">
            <text:p>524</text:p>
          </table:table-cell>
          <table:table-cell table:style-name="ce19" office:value-type="float" office:value="11.3827921770438" calcext:value-type="float">
            <text:p>11</text:p>
          </table:table-cell>
          <table:table-cell table:style-name="ce19" office:value-type="float" office:value="8.94362242482011" calcext:value-type="float">
            <text:p>9</text:p>
          </table:table-cell>
          <table:table-cell table:style-name="ce19" office:value-type="float" office:value="969.976504800945" calcext:value-type="float">
            <text:p>970</text:p>
          </table:table-cell>
          <table:table-cell table:number-columns-repeated="989"/>
        </table:table-row>
        <table:table-row table:style-name="ro4">
          <table:table-cell office:value-type="float" office:value="50" calcext:value-type="float">
            <text:p>50</text:p>
          </table:table-cell>
          <table:table-cell table:style-name="ce4" office:value-type="float" office:value="4262330" calcext:value-type="float">
            <text:p>4262330.00</text:p>
          </table:table-cell>
          <table:table-cell table:style-name="ce4" office:value-type="float" office:value="220400.2" calcext:value-type="float">
            <text:p>220400.20</text:p>
          </table:table-cell>
          <table:table-cell table:style-name="ce4" office:value-type="float" office:value="1313396" calcext:value-type="float">
            <text:p>1313396.00</text:p>
          </table:table-cell>
          <table:table-cell table:style-name="ce4" office:value-type="float" office:value="7567.2" calcext:value-type="float">
            <text:p>7567.20</text:p>
          </table:table-cell>
          <table:table-cell table:style-name="ce4" office:value-type="float" office:value="14093770" calcext:value-type="float">
            <text:p>14093770.00</text:p>
          </table:table-cell>
          <table:table-cell table:style-name="ce4" office:value-type="float" office:value="19186.52" calcext:value-type="float">
            <text:p>19186.52</text:p>
          </table:table-cell>
          <table:table-cell table:style-name="ce4" office:value-type="float" office:value="1541398" calcext:value-type="float">
            <text:p>1541398.00</text:p>
          </table:table-cell>
          <table:table-cell table:style-name="ce4" office:value-type="float" office:value="6052748" calcext:value-type="float">
            <text:p>6052748.00</text:p>
          </table:table-cell>
          <table:table-cell table:style-name="ce4" office:value-type="float" office:value="6754036" calcext:value-type="float">
            <text:p>6754036.00</text:p>
          </table:table-cell>
          <table:table-cell table:style-name="ce4" office:value-type="float" office:value="23985170" calcext:value-type="float">
            <text:p>23985170.00</text:p>
          </table:table-cell>
          <table:table-cell table:style-name="ce4" office:value-type="float" office:value="2810641" calcext:value-type="float">
            <text:p>2810641.00</text:p>
          </table:table-cell>
          <table:table-cell table:style-name="ce4" office:value-type="float" office:value="14569540" calcext:value-type="float">
            <text:p>14569540.00</text:p>
          </table:table-cell>
          <table:table-cell table:style-name="ce4" office:value-type="float" office:value="15028870" calcext:value-type="float">
            <text:p>15028870.00</text:p>
          </table:table-cell>
          <table:table-cell table:style-name="ce4" office:value-type="float" office:value="21123700" calcext:value-type="float">
            <text:p>21123700.00</text:p>
          </table:table-cell>
          <table:table-cell table:style-name="ce4" office:value-type="float" office:value="356846" calcext:value-type="float">
            <text:p>356846.00</text:p>
          </table:table-cell>
          <table:table-cell table:style-name="ce4" office:value-type="float" office:value="17325960" calcext:value-type="float">
            <text:p>17325960.00</text:p>
          </table:table-cell>
          <table:table-cell table:style-name="ce4" office:value-type="float" office:value="656.3182" calcext:value-type="float">
            <text:p>656.32</text:p>
          </table:table-cell>
          <table:table-cell table:style-name="ce4" office:value-type="float" office:value="1188450" calcext:value-type="float">
            <text:p>1188450.00</text:p>
          </table:table-cell>
          <table:table-cell table:style-name="ce6"/>
          <table:table-cell table:style-name="ce4" office:value-type="float" office:value="10693200" calcext:value-type="float">
            <text:p>10693200.00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419" calcext:value-type="float">
            <text:p>141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9" office:value-type="float" office:value="596460.338245176" calcext:value-type="float">
            <text:p>596460</text:p>
          </table:table-cell>
          <table:table-cell table:style-name="ce19" office:value-type="float" office:value="263098.681982684" calcext:value-type="float">
            <text:p>263099</text:p>
          </table:table-cell>
          <table:table-cell table:style-name="ce19" office:value-type="float" office:value="259.04614650432" calcext:value-type="float">
            <text:p>259</text:p>
          </table:table-cell>
          <table:table-cell table:style-name="ce19" office:value-type="float" office:value="417.108201998481" calcext:value-type="float">
            <text:p>417</text:p>
          </table:table-cell>
          <table:table-cell table:style-name="ce19" office:value-type="float" office:value="3982.28567592234" calcext:value-type="float">
            <text:p>3982</text:p>
          </table:table-cell>
          <table:table-cell table:number-columns-repeated="989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4" office:value-type="float" office:value="6746240" calcext:value-type="float">
            <text:p>6746240.00</text:p>
          </table:table-cell>
          <table:table-cell table:style-name="ce4" office:value-type="float" office:value="194661.7" calcext:value-type="float">
            <text:p>194661.70</text:p>
          </table:table-cell>
          <table:table-cell table:style-name="ce4" office:value-type="float" office:value="586412.9" calcext:value-type="float">
            <text:p>586412.90</text:p>
          </table:table-cell>
          <table:table-cell table:style-name="ce4" office:value-type="float" office:value="6550.8" calcext:value-type="float">
            <text:p>6550.80</text:p>
          </table:table-cell>
          <table:table-cell table:style-name="ce4" office:value-type="float" office:value="20038100" calcext:value-type="float">
            <text:p>20038100.00</text:p>
          </table:table-cell>
          <table:table-cell table:style-name="ce4" office:value-type="float" office:value="9430.2" calcext:value-type="float">
            <text:p>9430.20</text:p>
          </table:table-cell>
          <table:table-cell table:style-name="ce4" office:value-type="float" office:value="1130072" calcext:value-type="float">
            <text:p>1130072.00</text:p>
          </table:table-cell>
          <table:table-cell table:style-name="ce4" office:value-type="float" office:value="4831675" calcext:value-type="float">
            <text:p>4831675.00</text:p>
          </table:table-cell>
          <table:table-cell table:style-name="ce4" office:value-type="float" office:value="7919884" calcext:value-type="float">
            <text:p>7919884.00</text:p>
          </table:table-cell>
          <table:table-cell table:style-name="ce4" office:value-type="float" office:value="15366500" calcext:value-type="float">
            <text:p>15366500.00</text:p>
          </table:table-cell>
          <table:table-cell table:style-name="ce4" office:value-type="float" office:value="3319860" calcext:value-type="float">
            <text:p>3319860.00</text:p>
          </table:table-cell>
          <table:table-cell table:style-name="ce4" office:value-type="float" office:value="13456230" calcext:value-type="float">
            <text:p>13456230.00</text:p>
          </table:table-cell>
          <table:table-cell table:style-name="ce4" office:value-type="float" office:value="6963367" calcext:value-type="float">
            <text:p>6963367.00</text:p>
          </table:table-cell>
          <table:table-cell table:style-name="ce4" office:value-type="float" office:value="22551440" calcext:value-type="float">
            <text:p>22551440.00</text:p>
          </table:table-cell>
          <table:table-cell table:style-name="ce4" office:value-type="float" office:value="520054" calcext:value-type="float">
            <text:p>520054.00</text:p>
          </table:table-cell>
          <table:table-cell table:style-name="ce4" office:value-type="float" office:value="8130682" calcext:value-type="float">
            <text:p>8130682.00</text:p>
          </table:table-cell>
          <table:table-cell table:style-name="ce4" office:value-type="float" office:value="892.8182" calcext:value-type="float">
            <text:p>892.82</text:p>
          </table:table-cell>
          <table:table-cell table:style-name="ce4" office:value-type="float" office:value="1438805" calcext:value-type="float">
            <text:p>1438805.00</text:p>
          </table:table-cell>
          <table:table-cell table:style-name="ce7"/>
          <table:table-cell table:style-name="ce4" office:value-type="float" office:value="10137880" calcext:value-type="float">
            <text:p>10137880.00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51" calcext:value-type="float">
            <text:p>5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9" office:value-type="float" office:value="493850.882061711" calcext:value-type="float">
            <text:p>493851</text:p>
          </table:table-cell>
          <table:table-cell table:style-name="ce19" office:value-type="float" office:value="331410.286577072" calcext:value-type="float">
            <text:p>331410</text:p>
          </table:table-cell>
          <table:table-cell table:style-name="ce19" office:value-type="float" office:value="24.0590118004589" calcext:value-type="float">
            <text:p>24</text:p>
          </table:table-cell>
          <table:table-cell table:style-name="ce19" office:value-type="float" office:value="227.585246761097" calcext:value-type="float">
            <text:p>228</text:p>
          </table:table-cell>
          <table:table-cell table:style-name="ce19" office:value-type="float" office:value="2760.9341649932" calcext:value-type="float">
            <text:p>2761</text:p>
          </table:table-cell>
          <table:table-cell table:number-columns-repeated="98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Hoja1.B1:Hoja1.U1">
            <calcext:condition calcext:apply-style-name="ConditionalStyle_1" calcext:value="=0" calcext:base-cell-address="Hoja1.B1"/>
          </calcext:conditional-format>
        </calcext:conditional-formats>
      </table:table>
      <table:table table:name="Hoja2" table:style-name="ta2">
        <table:table-column table:style-name="co3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3">
        <table:table-column table:style-name="co3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10-04T11:24:50.478798531</dc:date>
    <meta:generator>LibreOffice/5.4.1.2$Linux_X86_64 LibreOffice_project/40m0$Build-2</meta:generator>
    <meta:editing-duration>PT20M10S</meta:editing-duration>
    <meta:editing-cycles>4</meta:editing-cycles>
    <meta:document-statistic meta:table-count="3" meta:cell-count="139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